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905cm"/>
    </style:style>
    <style:style style:name="co2" style:family="table-column">
      <style:table-column-properties fo:break-before="auto" style:column-width="14.822cm"/>
    </style:style>
    <style:style style:name="co3" style:family="table-column">
      <style:table-column-properties fo:break-before="auto" style:column-width="8.58cm"/>
    </style:style>
    <style:style style:name="co4" style:family="table-column">
      <style:table-column-properties fo:break-before="auto" style:column-width="37.98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Le 24/02/2023 Ã  23h44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1">
          <table:table-cell office:value-type="string">
            <text:p>Le 24/02/2023 Ã  23h29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1">
          <table:table-cell office:value-type="string">
            <text:p>Le 24/02/2023 Ã  23h25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1">
          <table:table-cell office:value-type="string">
            <text:p>Le 24/02/2023 Ã  23h26 et 1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19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ko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409463]=Iann 2015 _ <text:s/>$_POST[Btc409463]=#0084ff _ <text:s/>$_POST[x]=x _ <text:s/>$_POST[y]=y _ <text:s/>$_POST[elemType]=Text _ <text:s/>$_POST[elemFont]=Courier _ <text:s/>$_POST[PT]=10 _ <text:s/>$_POST[sendxy]= _ <text:s/>$_POST[Color]=#0084ff _ <text:s/>$_POST[sizeDoc]=49 _</text:p>
          </table:table-cell>
        </table:table-row>
        <table:table-row table:style-name="ro1">
          <table:table-cell office:value-type="string">
            <text:p>Le 24/02/2023 Ã  23h26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73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409463]=Iann 2015 _ <text:s/>$_POST[Btc409463]=#0084ff _ <text:s/>$_POST[Btd409463]= _ <text:s/>$_POST[x]=x _ <text:s/>$_POST[y]=y _ <text:s/>$_POST[elemType]=Text _ <text:s/>$_POST[elemFont]=Courier _ <text:s/>$_POST[PT]=10 _ <text:s/>$_POST[Color]=#8080ff _ <text:s/>$_POST[sizeDoc]=49 _</text:p>
          </table:table-cell>
        </table:table-row>
        <table:table-row table:style-name="ro1">
          <table:table-cell office:value-type="string">
            <text:p>Le 24/02/2023 Ã  23h25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73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Btd402185]= _ <text:s/>$_POST[409463]=Iann 2015 _ <text:s/>$_POST[Btc409463]=#0084ff _ <text:s/>$_POST[x]=x _ <text:s/>$_POST[y]=y _ <text:s/>$_POST[elemType]=Text _ <text:s/>$_POST[elemFont]=Courier _ <text:s/>$_POST[PT]=10 _ <text:s/>$_POST[Color]=#000000 _ <text:s/>$_POST[sizeDoc]=49 _</text:p>
          </table:table-cell>
        </table:table-row>
        <table:table-row table:style-name="ro1">
          <table:table-cell office:value-type="string">
            <text:p>Le 24/02/2023 Ã  23h25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376 _ <text:s/>$_POST[Dbt]=1.25 _ <text:s/>$_POST[211000]= _ <text:s/>$_POST[Btc211000]=#000000 _ <text:s/>$_POST[Bts211000]=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409463]=Iann 2015 _ <text:s/>$_POST[Btc409463]=#0084ff _ <text:s/>$_POST[x]=x _ <text:s/>$_POST[y]=y _ <text:s/>$_POST[elemType]=Text _ <text:s/>$_POST[elemFont]=Courier _ <text:s/>$_POST[PT]=10 _ <text:s/>$_POST[Color]=#000000 _ <text:s/>$_POST[sizeDoc]=49 _</text:p>
          </table:table-cell>
        </table:table-row>
        <table:table-row table:style-name="ro1">
          <table:table-cell office:value-type="string">
            <text:p>Le 24/02/2023 Ã  23h26 et 0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I</text:p>
          </table:table-cell>
          <table:table-cell office:value-type="string">
            <text:p>ann 2015 _ <text:s/>$_POST[Dx]=0 _ <text:s/>$_POST[Dy]=73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x]=185.3 _ <text:s/>$_POST[y]=194.1 _ <text:s/>$_POST[elemType]=Text _ <text:s/>$_POST[elemFont]=Times _ <text:s/>$_POST[G]=G _ <text:s/>$_POST[S]=S _ <text:s/>$_POST[PT]=6 _ <text:s/>$_POST[sendxy]= _ <text:s/>$_POST[Color]=#0084ff _ <text:s/>$_POST[sizeDoc]=49 _</text:p>
          </table:table-cell>
        </table:table-row>
        <table:table-row table:style-name="ro1">
          <table:table-cell office:value-type="string">
            <text:p>Le 24/02/2023 Ã  23h25 et 5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J</text:p>
          </table:table-cell>
          <table:table-cell office:value-type="string">
            <text:p>eaHui <text:s/>_ <text:s/>$_POST[Dx]=0 _ <text:s/>$_POST[Dy]=73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9463]=Iann 2015 _ <text:s/>$_POST[Btc409463]=#0084ff _ <text:s/>$_POST[x]=87.5 _ <text:s/>$_POST[y]=191.1 _ <text:s/>$_POST[elemType]=Text _ <text:s/>$_POST[elemFont]=Courier _ <text:s/>$_POST[PT]=5 _ <text:s/>$_POST[sendxy]= _ <text:s/>$_POST[Color]=#8080ff _ <text:s/>$_POST[sizeDoc]=49 _</text:p>
          </table:table-cell>
        </table:table-row>
        <table:table-row table:style-name="ro1">
          <table:table-cell office:value-type="string">
            <text:p>Le 08/03/2023 Ã  12h48 et 03s <text:s/>Connected successfully funct loaded! <text:s/>a is set! -Navigateur client:</text:p>
          </table:table-cell>
          <table:table-cell office:value-type="string">
            <text:p><text:s/>Mozilla/5.0 (X11; Linux x86_64) AppleWebKit/537.36 (KHTML, like Gecko) Chrome/110.</text:p>
          </table:table-cell>
          <table:table-cell office:value-type="string">
            <text:p>0.0.0 Safari/537.36 <text:s/>- Ip :2a01:cb1e:67:909a:</text:p>
          </table:table-cell>
          <table:table-cell office:value-type="string">
            <text:p>2d9a:ef16:203b:5616</text:p>
          </table:table-cell>
        </table:table-row>
        <table:table-row table:style-name="ro1">
          <table:table-cell office:value-type="string">
            <text:p>Le 08/03/2023 Ã  12h47 et 40s <text:s/>Connected successfully funct loaded! <text:s/>a is set! -Navigateur client:</text:p>
          </table:table-cell>
          <table:table-cell office:value-type="string">
            <text:p><text:s/>Mozilla/5.0 (X11; Linux x86_64) AppleWebKit/537.36 (KHTML, like Gecko) Chrome/110.</text:p>
          </table:table-cell>
          <table:table-cell office:value-type="string">
            <text:p>0.0.0 Safari/537.36 <text:s/>- Ip :2a01:cb1e:67:909a:</text:p>
          </table:table-cell>
          <table:table-cell office:value-type="string">
            <text:p>2d9a:ef16:203b:5616</text:p>
          </table:table-cell>
        </table:table-row>
        <table:table-row table:style-name="ro1">
          <table:table-cell office:value-type="string">
            <text:p>Le 03/03/2023 Ã  18h41 et 59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</text:p>
          </table:table-cell>
          <table:table-cell/>
        </table:table-row>
        <table:table-row table:style-name="ro1">
          <table:table-cell office:value-type="string">
            <text:p>Le 03/03/2023 Ã  18h41 et 42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</text:p>
          </table:table-cell>
          <table:table-cell/>
        </table:table-row>
        <table:table-row table:style-name="ro1">
          <table:table-cell office:value-type="string">
            <text:p>Le 03/03/2023 Ã  18h41 et 3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</text:p>
          </table:table-cell>
          <table:table-cell/>
        </table:table-row>
        <table:table-row table:style-name="ro1">
          <table:table-cell office:value-type="string">
            <text:p>Le 03/03/2023 Ã  18h41 et 0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</text:p>
          </table:table-cell>
          <table:table-cell/>
        </table:table-row>
        <table:table-row table:style-name="ro1">
          <table:table-cell office:value-type="string">
            <text:p>Le 03/03/2023 Ã  18h41 et 42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 <text:s/>$_POST[Btpen</text:p>
          </table:table-cell>
          <table:table-cell office:value-type="string">
            <text:p>2]= _</text:p>
          </table:table-cell>
        </table:table-row>
        <table:table-row table:style-name="ro1">
          <table:table-cell office:value-type="string">
            <text:p>Le 03/03/2023 Ã  18h41 et 59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 <text:s/>$_POST[file]</text:p>
          </table:table-cell>
          <table:table-cell table:formula="of:=calend.csv _  $_post[submitupl]=envoyer _" office:value-type="string" office:string-value="Err :509">
            <text:p>Err :509</text:p>
          </table:table-cell>
        </table:table-row>
        <table:table-row table:style-name="ro1">
          <table:table-cell office:value-type="string">
            <text:p>Le 03/03/2023 Ã  18h41 et 3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 <text:s/>$_POST[file]</text:p>
          </table:table-cell>
          <table:table-cell table:formula="of:=calend.png _  $_post[submitupl]=envoyer _" office:value-type="string" office:string-value="Err :509">
            <text:p>Err :509</text:p>
          </table:table-cell>
        </table:table-row>
        <table:table-row table:style-name="ro1">
          <table:table-cell office:value-type="string">
            <text:p>Le 03/03/2023 Ã  18h41 et 53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 <text:s/>$_POST[layer</text:p>
          </table:table-cell>
          <table:table-cell office:value-type="string">
            <text:p>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1">
          <table:table-cell office:value-type="string">
            <text:p>Le 03/03/2023 Ã  18h41 et 23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e:7d:3f31:7571:8677:d640:dfa9 <text:s/>$_POST[layer</text:p>
          </table:table-cell>
          <table:table-cell office:value-type="string">
            <text:p>pointerbs]= _ <text:s/>$_POST[Dx]=0 _ <text:s/>$_POST[Dy]=46.93333435058594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19 _ <text:s/>$_POST[Btcloudci]= _</text:p>
          </table:table-cell>
        </table:table-row>
        <table:table-row table:style-name="ro1">
          <table:table-cell office:value-type="string">
            <text:p>Le 11/03/2023 Ã  15h37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</text:p>
          </table:table-cell>
        </table:table-row>
        <table:table-row table:style-name="ro1">
          <table:table-cell office:value-type="string">
            <text:p>Le 11/03/2023 Ã  13h12 et 2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</text:p>
          </table:table-cell>
        </table:table-row>
        <table:table-row table:style-name="ro1">
          <table:table-cell office:value-type="string">
            <text:p>Le 11/03/2023 Ã  13h10 et 1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 <text:s/>$_POST[Btk0]= _ <text:s/>$_POST[layerpointerbs]= _ <text:s/>$_POST[Dx]=25.600000381469727 _ <text:s/>$_POST[Dy]=0 _ <text:s/>$_POST[Dbt]=1 _ <text:s/>$_POST[272617]=chat.png _ <text:s/>$_POST[Btk272617]=Chat _ <text:s/>$_POST[Btc272617]=#000000 _ <text:s/>$_POST[Btd272617]= _ <text:s/>$_POST[x]=x _ <text:s/>$_POST[y]=y _ <text:s/>$_POST[elemType]=Text _ <text:s/>$_POST[elemFont]=Courier _ <text:s/>$_POST[PT]=10 _ <text:s/>$_POST[Color]=#000000 _ <text:s/>$_POST[sizeDoc]=19 _</text:p>
          </table:table-cell>
        </table:table-row>
        <table:table-row table:style-name="ro1">
          <table:table-cell office:value-type="string">
            <text:p>Le 11/03/2023 Ã  13h10 et 0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</text:p>
          </table:table-cell>
        </table:table-row>
        <table:table-row table:style-name="ro1">
          <table:table-cell office:value-type="string">
            <text:p>Le 11/03/2023 Ã  13h10 et 0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 <text:s/>$_POST[Btk0]= _ <text:s/>$_POST[layerpointerbs]= _ <text:s/>$_POST[Dx]=12.800000190734863 _ <text:s/>$_POST[Dy]=0 _ <text:s/>$_POST[Dbt]=1 _ <text:s/>$_POST[272617]=chat.png _ <text:s/>$_POST[Btk272617]=Chat _ <text:s/>$_POST[Btc272617]=#000000 _ <text:s/>$_POST[x]=x _ <text:s/>$_POST[y]=y _ <text:s/>$_POST[elemType]=Text _ <text:s/>$_POST[elemFont]=Courier _ <text:s/>$_POST[PT]=10 _ <text:s/>$_POST[Color]=#000000 _ <text:s/>$_POST[Btpen]= _ <text:s/>$_POST[sizeDoc]=19 _</text:p>
          </table:table-cell>
        </table:table-row>
        <table:table-row table:style-name="ro1">
          <table:table-cell office:value-type="string">
            <text:p>Le 11/03/2023 Ã  12h48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 <text:s/>$_POST[Btk0]= _ <text:s/>$_POST[layerpointerbs]= _ <text:s/>$_POST[Dx]=12.800000190734863 _ <text:s/>$_POST[Dy]=0 _ <text:s/>$_POST[Dbt]=1 _ <text:s/>$_POST[272617]=chat.png _ <text:s/>$_POST[Btk272617]=Chat _ <text:s/>$_POST[Btc272617]=#000000 _ <text:s/>$_POST[x]=x _ <text:s/>$_POST[y]=y _ <text:s/>$_POST[elemType]=Text _ <text:s/>$_POST[elemFont]=Courier _ <text:s/>$_POST[PT]=210 _ <text:s/>$_POST[sendxy]= _ <text:s/>$_POST[Color]=#000000 _ <text:s/>$_POST[sizeDoc]=19 _</text:p>
          </table:table-cell>
        </table:table-row>
        <table:table-row table:style-name="ro1">
          <table:table-cell office:value-type="string">
            <text:p>Le 11/03/2023 Ã  12h47 et 5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 <text:s/>$_POST[Btk0]= _ <text:s/>$_POST[layerpointerbs]=chat.png _ <text:s/>$_POST[Dx]=12.800000190734863 _ <text:s/>$_POST[Dy]=0 _ <text:s/>$_POST[Dbt]=1 _ <text:s/>$_POST[x]=24.7 _ <text:s/>$_POST[y]=129.7 _ <text:s/>$_POST[elemType]=Img _ <text:s/>$_POST[elemFont]=Courier _ <text:s/>$_POST[PT]=110 _ <text:s/>$_POST[sendxy]= _ <text:s/>$_POST[Color]=#000000 _ <text:s/>$_POST[sizeDoc]=19 _</text:p>
          </table:table-cell>
        </table:table-row>
        <table:table-row table:style-name="ro1">
          <table:table-cell office:value-type="string">
            <text:p>Le 11/03/2023 Ã  12h45 et 2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</text:p>
          </table:table-cell>
        </table:table-row>
        <table:table-row table:style-name="ro1">
          <table:table-cell office:value-type="string">
            <text:p>Le 11/03/2023 Ã  12h40 et 0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52:369a:b874:49e3:c547:9062</text:p>
          </table:table-cell>
        </table:table-row>
        <table:table-row table:style-name="ro1">
          <table:table-cell office:value-type="string">
            <text:p>Le 10/03/2023 Ã  08h47 et 3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4:614:b500:b9ec:faaf:b260:b3f3</text:p>
          </table:table-cell>
        </table:table-row>
        <table:table-row table:style-name="ro1">
          <table:table-cell office:value-type="string">
            <text:p>Le 09/03/2023 Ã  13h22 et 1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fÃ©vrier <text:s/>_ <text:s/>$_POST[layerpointerbs]=chat2.png,12,12 _ <text:s/>$_POST[Dx]=486.9333190917969 _ <text:s/>$_POST[Dy]=50.66666793823242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51 _ <text:s/>$_POST[y]=30.6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09/03/2023 Ã  13h22 et 0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486.9333190917969 _ <text:s/>$_POST[Dy]=50.66666793823242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Btd63729]=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09/03/2023 Ã  11h51 et 4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.5333333611488342 _ <text:s/>$_POST[Dbt]=1 _ <text:s/>$_POST[17599]=chat.png,30,30 _ <text:s/>$_POST[Btk17599]=9 _ <text:s/>$_POST[Btc17599]=#000000 _ <text:s/>$_POST[44176]=chat1.png,23,23 _ <text:s/>$_POST[Btk44176]=9 _ <text:s/>$_POST[Btc44176]=#000000 _ <text:s/>$_POST[52327]=Rien.png _ <text:s/>$_POST[Btk52327]= _ <text:s/>$_POST[Btc52327]=#000000 _ <text:s/>$_POST[Bts52327]=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8 et 3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Rien.png _ <text:s/>$_POST[Dx]=59.20000076293945 _ <text:s/>$_POST[Dy]=44.266666412353516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3.7 _ <text:s/>$_POST[y]=24.9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8 et 1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52535]=Rien.png,12 _ <text:s/>$_POST[Btk52535]= _ <text:s/>$_POST[Btc52535]=#000000 _ <text:s/>$_POST[Btd52535]=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7 et 4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Rien.png,12 _ <text:s/>$_POST[Dx]=0 _ <text:s/>$_POST[Dy]=176.53334045410156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3.5 _ <text:s/>$_POST[y]=25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7 et 3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57613]=Rien.png,12,12 _ <text:s/>$_POST[Btk57613]= _ <text:s/>$_POST[Btc57613]=#000000 _ <text:s/>$_POST[Btd57613]=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2 et 5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pdf]= _</text:p>
          </table:table-cell>
        </table:table-row>
        <table:table-row table:style-name="ro1">
          <table:table-cell office:value-type="string">
            <text:p>Le 09/03/2023 Ã  07h12 et 4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Rien.png,12,12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7.3 _ <text:s/>$_POST[y]=27.4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2 et 4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57613]=Rien.png,12,12 _ <text:s/>$_POST[Btk57613]= _ <text:s/>$_POST[Btc57613]=#000000 _ <text:s/>$_POST[Btd57613]=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2 et 4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</text:p>
          </table:table-cell>
        </table:table-row>
        <table:table-row table:style-name="ro1">
          <table:table-cell office:value-type="string">
            <text:p>Le 09/03/2023 Ã  07h12 et 4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57613]=Rien.png,12,12 _ <text:s/>$_POST[Btk57613]= _ <text:s/>$_POST[Btc57613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Btpen]= _ <text:s/>$_POST[sizeDoc]=100 _</text:p>
          </table:table-cell>
        </table:table-row>
        <table:table-row table:style-name="ro1">
          <table:table-cell office:value-type="string">
            <text:p>Le 09/03/2023 Ã  07h12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Rien.png,12,12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7.3 _ <text:s/>$_POST[y]=27.4 _ <text:s/>$_POST[elemType]=Text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09/03/2023 Ã  07h11 et 5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pdf]= _</text:p>
          </table:table-cell>
        </table:table-row>
        <table:table-row table:style-name="ro1">
          <table:table-cell office:value-type="string">
            <text:p>Le 09/03/2023 Ã  07h11 et 4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</text:p>
          </table:table-cell>
        </table:table-row>
        <table:table-row table:style-name="ro1">
          <table:table-cell office:value-type="string">
            <text:p>Le 09/03/2023 Ã  07h11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file]=calend.png _ <text:s/>$_POST[submitupl]=Envoyer _</text:p>
          </table:table-cell>
        </table:table-row>
        <table:table-row table:style-name="ro1">
          <table:table-cell office:value-type="string">
            <text:p>Le 09/03/2023 Ã  07h11 et 2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3729]=chat2.png,12,12 _ <text:s/>$_POST[Btk63729]=fÃ©vrier <text:s/>_ <text:s/>$_POST[Btc63729]=#000000 _ <text:s/>$_POST[64668]=chat2.png,12,12 _ <text:s/>$_POST[Btk64668]=janvier _ <text:s/>$_POST[Btc64668]=#000000 _ <text:s/>$_POST[65095]=chat2.png,12,12 _ <text:s/>$_POST[Btk65095]=mars _ <text:s/>$_POST[Btc65095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19 _ <text:s/>$_POST[Btcloudci]= _</text:p>
          </table:table-cell>
        </table:table-row>
        <table:table-row table:style-name="ro1">
          <table:table-cell office:value-type="string">
            <text:p>Le 09/03/2023 Ã  07h11 et 2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</text:p>
          </table:table-cell>
        </table:table-row>
        <table:table-row table:style-name="ro1">
          <table:table-cell office:value-type="string">
            <text:p>Le 09/03/2023 Ã  07h11 et 2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pen2]= _</text:p>
          </table:table-cell>
        </table:table-row>
        <table:table-row table:style-name="ro1">
          <table:table-cell office:value-type="string">
            <text:p>Le 09/03/2023 Ã  07h11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</text:p>
          </table:table-cell>
        </table:table-row>
        <table:table-row table:style-name="ro1">
          <table:table-cell office:value-type="string">
            <text:p>Le 09/03/2023 Ã  07h11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file]=calend.csv _ <text:s/>$_POST[submitupl]=Envoyer _</text:p>
          </table:table-cell>
        </table:table-row>
        <table:table-row table:style-name="ro1">
          <table:table-cell office:value-type="string">
            <text:p>Le 09/03/2023 Ã  07h11 et 1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 <text:s/>$_POST[Btk0]= _ <text:s/>$_POST[layerpointerbs]= _ <text:s/>$_POST[Dx]=0 _ <text:s/>$_POST[Dy]=0 _ <text:s/>$_POST[Dbt]=1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1">
          <table:table-cell office:value-type="string">
            <text:p>Le 09/03/2023 Ã  07h11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9:2e39:545d:c64:9851:8161</text:p>
          </table:table-cell>
        </table:table-row>
        <table:table-row table:style-name="ro1">
          <table:table-cell office:value-type="string">
            <text:p>Le 08/03/2023 Ã  16h24 et 0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9 _ <text:s/>$_POST[layerpointerbs]=chat2.png,12,12 _ <text:s/>$_POST[Dx]=732.7999877929688 _ <text:s/>$_POST[Dy]=96.53333282470703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4142]=chat2.png,12,12 _ <text:s/>$_POST[Btk64142]= _ <text:s/>$_POST[Btc64142]=#00000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83.5 _ <text:s/>$_POST[y]=30.6 _ <text:s/>$_POST[elemType]=Img _ <text:s/>$_POST[elemFont]=Courier _ <text:s/>$_POST[PT]=10 _ <text:s/>$_POST[sendxy]=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3 et 4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516.7999877929688 _ <text:s/>$_POST[Dy]=65.5999984741211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4142]=chat2.png,12,12 _ <text:s/>$_POST[Btk64142]= _ <text:s/>$_POST[Btc64142]=#00000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104071]=chat2.png,12,12 _ <text:s/>$_POST[Btk104071]=9 _ <text:s/>$_POST[Btc104071]=#000000 _ <text:s/>$_POST[Btd104071]=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3 et 4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chat2.png,12,12 _ <text:s/>$_POST[Dx]=516.7999877929688 _ <text:s/>$_POST[Dy]=65.5999984741211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104071]=chat2.png,12,12 _ <text:s/>$_POST[Btk104071]=9 _ <text:s/>$_POST[Btc104071]=#0000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51.2 _ <text:s/>$_POST[y]=30.3 _ <text:s/>$_POST[elemType]=Img _ <text:s/>$_POST[elemFont]=Courier _ <text:s/>$_POST[PT]=10 _ <text:s/>$_POST[sendxy]=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3 et 3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516.7999877929688 _ <text:s/>$_POST[Dy]=65.5999984741211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4804]=chat2.png,12,12 _ <text:s/>$_POST[Btk64804]= _ <text:s/>$_POST[Btc64804]=#000000 _ <text:s/>$_POST[Btd64804]=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104071]=chat2.png,12,12 _ <text:s/>$_POST[Btk104071]=9 _ <text:s/>$_POST[Btc104071]=#0000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3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chat2.png,12,12 _ <text:s/>$_POST[Dx]=516.7999877929688 _ <text:s/>$_POST[Dy]=65.5999984741211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104071]=chat2.png,12,12 _ <text:s/>$_POST[Btk104071]=9 _ <text:s/>$_POST[Btc104071]=#0000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54.4 _ <text:s/>$_POST[y]=30.6 _ <text:s/>$_POST[elemType]=Img _ <text:s/>$_POST[elemFont]=Courier _ <text:s/>$_POST[PT]=10 _ <text:s/>$_POST[sendxy]=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3 et 1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9 _ <text:s/>$_POST[layerpointerbs]=chat2.png,12,12 _ <text:s/>$_POST[Dx]=766.4000244140625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75.1 _ <text:s/>$_POST[y]=49.2 _ <text:s/>$_POST[elemType]=Img _ <text:s/>$_POST[elemFont]=Courier _ <text:s/>$_POST[PT]=10 _ <text:s/>$_POST[sendxy]= _ <text:s/>$_POST[Color]=#000000 _ <text:s/>$_POST[sizeDoc]=87 _</text:p>
          </table:table-cell>
        </table:table-row>
        <table:table-row table:style-name="ro1">
          <table:table-cell office:value-type="string">
            <text:p>Le 08/03/2023 Ã  16h22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689.066650390625 _ <text:s/>$_POST[Dy]=180.8000030517578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0698]=chat2.png,12,12 _ <text:s/>$_POST[Btk90698]=9 _ <text:s/>$_POST[Btc90698]=#000000 _ <text:s/>$_POST[Btd90698]=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87 _</text:p>
          </table:table-cell>
        </table:table-row>
        <table:table-row table:style-name="ro1">
          <table:table-cell office:value-type="string">
            <text:p>Le 08/03/2023 Ã  16h09 et 0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9 _ <text:s/>$_POST[layerpointerbs]=chat2.png,12,12 _ <text:s/>$_POST[Dx]=724.7999877929688 _ <text:s/>$_POST[Dy]=269.3333435058594 _ <text:s/>$_POST[Dbt]=1 _ <text:s/>$_POST[17599]=chat.png,30,30 _ <text:s/>$_POST[Btk17599]=9 _ <text:s/>$_POST[Btc17599]=#000000 _ <text:s/>$_POST[44176]=chat1.png,23,23 _ <text:s/>$_POST[Btk44176]=9 _ <text:s/>$_POST[Btc44176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81.8 _ <text:s/>$_POST[y]=42.8 _ <text:s/>$_POST[elemType]=Img _ <text:s/>$_POST[elemFont]=Courier _ <text:s/>$_POST[PT]=10 _ <text:s/>$_POST[sendxy]= _ <text:s/>$_POST[Color]=#000000 _ <text:s/>$_POST[sizeDoc]=87 _</text:p>
          </table:table-cell>
        </table:table-row>
        <table:table-row table:style-name="ro1">
          <table:table-cell office:value-type="string">
            <text:p>Le 08/03/2023 Ã  16h08 et 1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940.2666625976562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44342]=chat2.png,23,23 _ <text:s/>$_POST[Btk44342]=9 _ <text:s/>$_POST[Btc44342]=#000000 _ <text:s/>$_POST[Btd44342]=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87 _</text:p>
          </table:table-cell>
        </table:table-row>
        <table:table-row table:style-name="ro1">
          <table:table-cell office:value-type="string">
            <text:p>Le 08/03/2023 Ã  16h08 et 0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6h08 et 0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1096.5333251953125 _ <text:s/>$_POST[Dy]=0 _ <text:s/>$_POST[Dbt]=1 _ <text:s/>$_POST[17599]=chat.png,30,30 _ <text:s/>$_POST[Btk17599]=9 _ <text:s/>$_POST[Btc17599]=#000000 _ <text:s/>$_POST[44176]=chat1.png,23,23 _ <text:s/>$_POST[Btk44176]=9 _ <text:s/>$_POST[Btc44176]=#000000 _ <text:s/>$_POST[44342]=chat2.png,23,23 _ <text:s/>$_POST[Btk44342]=9 _ <text:s/>$_POST[Btc44342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Btpen]= _ <text:s/>$_POST[sizeDoc]=87 _</text:p>
          </table:table-cell>
        </table:table-row>
        <table:table-row table:style-name="ro1">
          <table:table-cell office:value-type="string">
            <text:p>Le 08/03/2023 Ã  16h08 et 0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6h07 et 5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file]=calend.png _ <text:s/>$_POST[submitupl]=Envoyer _</text:p>
          </table:table-cell>
        </table:table-row>
        <table:table-row table:style-name="ro1">
          <table:table-cell office:value-type="string">
            <text:p>Le 08/03/2023 Ã  16h07 et 5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0 _ <text:s/>$_POST[Dy]=188.8000030517578 _ <text:s/>$_POST[Dbt]=1 _ <text:s/>$_POST[17599]=chat.png,30,30 _ <text:s/>$_POST[Btk17599]=9 _ <text:s/>$_POST[Btc17599]=#000000 _ <text:s/>$_POST[44176]=chat1.png,23,23 _ <text:s/>$_POST[Btk44176]=9 _ <text:s/>$_POST[Btc44176]=#000000 _ <text:s/>$_POST[44342]=chat2.png,23,23 _ <text:s/>$_POST[Btk44342]=9 _ <text:s/>$_POST[Btc44342]=#000000 _ <text:s/>$_POST[63390]=si mignon! _ <text:s/>$_POST[Btk63390]=9 _ <text:s/>$_POST[Btc63390]=#ff0080 _ <text:s/>$_POST[65594]= _ <text:s/>$_POST[Btk65594]=9 _ <text:s/>$_POST[Btc65594]=#000000 _ <text:s/>$_POST[68734]=Canaille! _ <text:s/>$_POST[Btk68734]=9 _ <text:s/>$_POST[Btc68734]=#00ffff _ <text:s/>$_POST[74449]=Trop Choux! _ <text:s/>$_POST[Btk74449]=9 _ <text:s/>$_POST[Btc74449]=#0000ff _ <text:s/>$_POST[99241]=Fabrice _ <text:s/>$_POST[Btk99241]=9 _ <text:s/>$_POST[Btc99241]=#00ff00 _ <text:s/>$_POST[252160]=June 2011 _ <text:s/>$_POST[Btk252160]=9 _ <text:s/>$_POST[Btc252160]=#8080ff _ <text:s/>$_POST[402185]=JeaHui <text:s/>_ <text:s/>$_POST[Btk402185]=9 _ <text:s/>$_POST[Btc402185]=#8080ff _ <text:s/>$_POST[409463]=Iann 2015 _ <text:s/>$_POST[Btk409463]=9 _ <text:s/>$_POST[Btc409463]=#0084ff _ <text:s/>$_POST[x]=x _ <text:s/>$_POST[y]=y _ <text:s/>$_POST[elemType]=Text _ <text:s/>$_POST[elemFont]=Courier _ <text:s/>$_POST[PT]=10 _ <text:s/>$_POST[Color]=#000000 _ <text:s/>$_POST[sizeDoc]=87 _ <text:s/>$_POST[Btcloudci]= _</text:p>
          </table:table-cell>
        </table:table-row>
        <table:table-row table:style-name="ro1">
          <table:table-cell office:value-type="string">
            <text:p>Le 08/03/2023 Ã  16h07 et 4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6h07 et 4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file]=calend.csv _ <text:s/>$_POST[submitupl]=Envoyer _</text:p>
          </table:table-cell>
        </table:table-row>
        <table:table-row table:style-name="ro1">
          <table:table-cell office:value-type="string">
            <text:p>Le 08/03/2023 Ã  16h07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0 _ <text:s/>$_POST[Dy]=248.53334045410156 _ <text:s/>$_POST[Dbt]=1 _ <text:s/>$_POST[58460]=chat1.png,15,15 _ <text:s/>$_POST[Btk58460]=maison _ <text:s/>$_POST[Btc58460]=#000000 _ <text:s/>$_POST[58776]=chat.png,15,15 _ <text:s/>$_POST[Btk58776]=marchandise _ <text:s/>$_POST[Btc58776]=#000000 _ <text:s/>$_POST[x]=x _ <text:s/>$_POST[y]=y _ <text:s/>$_POST[elemType]=Text _ <text:s/>$_POST[elemFont]=Courier _ <text:s/>$_POST[PT]=10 _ <text:s/>$_POST[Color]=#000000 _ <text:s/>$_POST[sizeDoc]=87 _ <text:s/>$_POST[Btcloudc]= _</text:p>
          </table:table-cell>
        </table:table-row>
        <table:table-row table:style-name="ro1">
          <table:table-cell office:value-type="string">
            <text:p>Le 08/03/2023 Ã  16h07 et 3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return]= <text:s text:c="2"/>_</text:p>
          </table:table-cell>
        </table:table-row>
        <table:table-row table:style-name="ro1">
          <table:table-cell office:value-type="string">
            <text:p>Le 08/03/2023 Ã  16h07 et 2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7 et 5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7 et 5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0 _ <text:s/>$_POST[Dy]=248.53334045410156 _ <text:s/>$_POST[Dbt]=1 _ <text:s/>$_POST[58460]=chat1.png,15,15 _ <text:s/>$_POST[Btk58460]=maison _ <text:s/>$_POST[Btc58460]=#000000 _ <text:s/>$_POST[58776]=chat.png,15,15 _ <text:s/>$_POST[Btk58776]=marchandise _ <text:s/>$_POST[Btc58776]=#000000 _ <text:s/>$_POST[x]=x _ <text:s/>$_POST[y]=y _ <text:s/>$_POST[elemType]=Text _ <text:s/>$_POST[elemFont]=Courier _ <text:s/>$_POST[PT]=10 _ <text:s/>$_POST[Color]=#000000 _ <text:s/>$_POST[sizeDoc]=87 _ <text:s/>$_POST[Btlogin]= _</text:p>
          </table:table-cell>
        </table:table-row>
        <table:table-row table:style-name="ro1">
          <table:table-cell office:value-type="string">
            <text:p>Le 08/03/2023 Ã  12h47 et 5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7 et 5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pen2]= _</text:p>
          </table:table-cell>
        </table:table-row>
        <table:table-row table:style-name="ro1">
          <table:table-cell office:value-type="string">
            <text:p>Le 08/03/2023 Ã  12h47 et 3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return]= <text:s text:c="2"/>_</text:p>
          </table:table-cell>
        </table:table-row>
        <table:table-row table:style-name="ro1">
          <table:table-cell office:value-type="string">
            <text:p>Le 08/03/2023 Ã  12h47 et 21s <text:s/>Connected successfully funct loaded! <text:s/>a is set! -Navigateur client:</text:p>
          </table:table-cell>
          <table:table-cell office:value-type="string">
            <text:p><text:s/>Mozilla/5.0 (Linux; Android 13; SM-G998U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16.68.248.5</text:p>
          </table:table-cell>
        </table:table-row>
        <table:table-row table:style-name="ro1">
          <table:table-cell office:value-type="string">
            <text:p>Le 08/03/2023 Ã  12h47 et 1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5 et 1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4 et 4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4 et 2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8/03/2023 Ã  12h44 et 2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 <text:s/>$_POST[Btk0]= _ <text:s/>$_POST[layerpointerbs]= _ <text:s/>$_POST[Dx]=0 _ <text:s/>$_POST[Dy]=124.26667022705078 _ <text:s/>$_POST[Dbt]=1 _ <text:s/>$_POST[58460]=chat1.png,15,15 _ <text:s/>$_POST[Btk58460]=maison _ <text:s/>$_POST[Btc58460]=#000000 _ <text:s/>$_POST[58776]=chat.png,15,15 _ <text:s/>$_POST[Btk58776]=marchandise _ <text:s/>$_POST[Btc58776]=#000000 _ <text:s/>$_POST[x]=x _ <text:s/>$_POST[y]=y _ <text:s/>$_POST[elemType]=Text _ <text:s/>$_POST[elemFont]=Courier _ <text:s/>$_POST[PT]=10 _ <text:s/>$_POST[Color]=#000000 _ <text:s/>$_POST[sizeDoc]=87 _ <text:s/>$_POST[Btlogin]= _</text:p>
          </table:table-cell>
        </table:table-row>
        <table:table-row table:style-name="ro1">
          <table:table-cell office:value-type="string">
            <text:p>Le 08/03/2023 Ã  12h43 et 5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67:909a:2d9a:ef16:203b:5616</text:p>
          </table:table-cell>
        </table:table-row>
        <table:table-row table:style-name="ro1">
          <table:table-cell office:value-type="string">
            <text:p>Le 04/03/2023 Ã  12h23 et 3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2:f545:f928:a6cd:287b:35fc</text:p>
          </table:table-cell>
        </table:table-row>
        <table:table-row table:style-name="ro1">
          <table:table-cell office:value-type="string">
            <text:p>Le 03/03/2023 Ã  18h38 et 3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3/03/2023 Ã  18h38 et 3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file]=convertir.csv _ <text:s/>$_POST[submitupl]=Envoyer _</text:p>
          </table:table-cell>
        </table:table-row>
        <table:table-row table:style-name="ro1">
          <table:table-cell office:value-type="string">
            <text:p>Le 03/03/2023 Ã  18h38 et 1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30 _ <text:s/>$_POST[Color]=#000000 _ <text:s/>$_POST[sizeDoc]=19 _ <text:s/>$_POST[Btcloudc]= _</text:p>
          </table:table-cell>
        </table:table-row>
        <table:table-row table:style-name="ro1">
          <table:table-cell office:value-type="string">
            <text:p>Le 03/03/2023 Ã  18h38 et 0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3/03/2023 Ã  18h38 et 0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Btpen2]= _</text:p>
          </table:table-cell>
        </table:table-row>
        <table:table-row table:style-name="ro1">
          <table:table-cell office:value-type="string">
            <text:p>Le 03/03/2023 Ã  18h37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3/03/2023 Ã  18h37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file]=martix.png _ <text:s/>$_POST[submitupl]=Envoyer _</text:p>
          </table:table-cell>
        </table:table-row>
        <table:table-row table:style-name="ro1">
          <table:table-cell office:value-type="string">
            <text:p>Le 03/03/2023 Ã  18h37 et 3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38.400001525878906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19 _ <text:s/>$_POST[Btcloudci]= _</text:p>
          </table:table-cell>
        </table:table-row>
        <table:table-row table:style-name="ro1">
          <table:table-cell office:value-type="string">
            <text:p>Le 03/03/2023 Ã  18h37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2/03/2023 Ã  00h29 et 5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18h15 et 2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13h29 et 2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4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638.933349609375 _ <text:s/>$_POST[Dy]=22.399999618530273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409463]=Iann 2015 _ <text:s/>$_POST[Btc409463]=#0084ff _ <text:s/>$_POST[x]=70.4 _ <text:s/>$_POST[y]=30.9 _ <text:s/>$_POST[elemType]=Text _ <text:s/>$_POST[elemFont]=Courier _ <text:s/>$_POST[PT]=10 _ <text:s/>$_POST[sendxy]= _ <text:s/>$_POST[Color]=#000000 _ <text:s/>$_POST[sizeDoc]=59 _</text:p>
          </table:table-cell>
        </table:table-row>
        <table:table-row table:style-name="ro1">
          <table:table-cell office:value-type="string">
            <text:p>Le 01/03/2023 Ã  07h53 et 5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3 et 5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319.4666748046875 _ <text:s/>$_POST[Dy]=11.199999809265137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99241]=Fabrice _ <text:s/>$_POST[Btc99241]=#00ff00 _ <text:s/>$_POST[252160]=June 2011 _ <text:s/>$_POST[Btc252160]=#8080ff _ <text:s/>$_POST[402185]=JeaHui <text:s/>_ <text:s/>$_POST[Btc402185]=#8080ff _ <text:s/>$_POST[409463]=Iann 2015 _ <text:s/>$_POST[Btc409463]=#0084ff _ <text:s/>$_POST[x]=x _ <text:s/>$_POST[y]=y _ <text:s/>$_POST[elemType]=Text _ <text:s/>$_POST[elemFont]=Courier _ <text:s/>$_POST[PT]=10 _ <text:s/>$_POST[Color]=#000000 _ <text:s/>$_POST[Btpen]= _ <text:s/>$_POST[sizeDoc]=59 _</text:p>
          </table:table-cell>
        </table:table-row>
        <table:table-row table:style-name="ro1">
          <table:table-cell office:value-type="string">
            <text:p>Le 01/03/2023 Ã  07h53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3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file]=calend.csv _ <text:s/>$_POST[submitupl]=Envoyer _</text:p>
          </table:table-cell>
        </table:table-row>
        <table:table-row table:style-name="ro1">
          <table:table-cell office:value-type="string">
            <text:p>Le 01/03/2023 Ã  07h53 et 3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101580]=Petit Chat! _ <text:s/>$_POST[Btc101580]=#000000 _ <text:s/>$_POST[121804]=Trouver des souris! _ <text:s/>$_POST[Btc121804]=#000000 _ <text:s/>$_POST[142835]=dady _ <text:s/>$_POST[Btc142835]=#000000 _ <text:s/>$_POST[162216]=lyon _ <text:s/>$_POST[Btc162216]=#000000 _ <text:s/>$_POST[194468]=lyon _ <text:s/>$_POST[Btc194468]=#000000 _ <text:s/>$_POST[205387]=01 janvier <text:s/>_ <text:s/>$_POST[Btc205387]=#000000 _ <text:s/>$_POST[224914]=16 _ <text:s/>$_POST[Btc224914]=#000000 _ <text:s/>$_POST[244956]= _ <text:s/>$_POST[Btc244956]=#000000 _ <text:s/>$_POST[x]=x _ <text:s/>$_POST[y]=y _ <text:s/>$_POST[elemType]=Text _ <text:s/>$_POST[elemFont]=Courier _ <text:s/>$_POST[PT]=10 _ <text:s/>$_POST[Color]=#000000 _ <text:s/>$_POST[sizeDoc]=90 _ <text:s/>$_POST[Btcloudc]= _</text:p>
          </table:table-cell>
        </table:table-row>
        <table:table-row table:style-name="ro1">
          <table:table-cell office:value-type="string">
            <text:p>Le 01/03/2023 Ã  07h53 et 3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3 et 3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file]=ol.csv _ <text:s/>$_POST[submitupl]=Envoyer _</text:p>
          </table:table-cell>
        </table:table-row>
        <table:table-row table:style-name="ro1">
          <table:table-cell office:value-type="string">
            <text:p>Le 01/03/2023 Ã  07h53 et 3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90 _ <text:s/>$_POST[Btcloudc]= _</text:p>
          </table:table-cell>
        </table:table-row>
        <table:table-row table:style-name="ro1">
          <table:table-cell office:value-type="string">
            <text:p>Le 01/03/2023 Ã  07h53 et 2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3 et 2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file]=calend.png _ <text:s/>$_POST[submitupl]=Envoyer _</text:p>
          </table:table-cell>
        </table:table-row>
        <table:table-row table:style-name="ro1">
          <table:table-cell office:value-type="string">
            <text:p>Le 01/03/2023 Ã  07h53 et 1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90 _ <text:s/>$_POST[Btcloudci]= _</text:p>
          </table:table-cell>
        </table:table-row>
        <table:table-row table:style-name="ro1">
          <table:table-cell office:value-type="string">
            <text:p>Le 01/03/2023 Ã  07h53 et 0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3 et 0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Btpen2]= _</text:p>
          </table:table-cell>
        </table:table-row>
        <table:table-row table:style-name="ro1">
          <table:table-cell office:value-type="string">
            <text:p>Le 01/03/2023 Ã  07h52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2 et 5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Btpen]= _ <text:s/>$_POST[sizeDoc]=90 _</text:p>
          </table:table-cell>
        </table:table-row>
        <table:table-row table:style-name="ro1">
          <table:table-cell office:value-type="string">
            <text:p>Le 01/03/2023 Ã  07h52 et 5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01/03/2023 Ã  07h52 et 5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 <text:s/>$_POST[layerpointerbs]= _ <text:s/>$_POST[Dx]=0 _ <text:s/>$_POST[Dy]=0 _ <text:s/>$_POST[Dbt]=1 _ <text:s/>$_POST[77731]=lctitre.png,100,10 _ <text:s/>$_POST[Btc77731]=#00ff00 _ <text:s/>$_POST[78766]=lctitre.png,100,10 _ <text:s/>$_POST[Btc78766]=#00ff00 _ <text:s/>$_POST[99364]=lclignes.png,100,10 _ <text:s/>$_POST[Btc99364]=#00ff00 _ <text:s/>$_POST[121624]=lclignes.png,100,10 _ <text:s/>$_POST[Btc121624]=#00ff00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Btpen]= _ <text:s/>$_POST[sizeDoc]=90 _</text:p>
          </table:table-cell>
        </table:table-row>
        <table:table-row table:style-name="ro1">
          <table:table-cell office:value-type="string">
            <text:p>Le 01/03/2023 Ã  07h52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e:7d:3f31:7571:8677:d640:dfa9</text:p>
          </table:table-cell>
        </table:table-row>
        <table:table-row table:style-name="ro1">
          <table:table-cell office:value-type="string">
            <text:p>Le 25/02/2023 Ã  14h39 et 2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1.png,40,50 _ <text:s/>$_POST[Dx]=737.5999755859375 _ <text:s/>$_POST[Dy]=20.799999237060547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52.9 _ <text:s/>$_POST[y]=21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9 et 0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527.4666748046875 _ <text:s/>$_POST[Dy]=2.133333444595337 _ <text:s/>$_POST[Dbt]=1 _ <text:s/>$_POST[17599]=chat.png,30,30 _ <text:s/>$_POST[Btc17599]=#000000 _ <text:s/>$_POST[44176]=chat1.png,23,23 _ <text:s/>$_POST[Btc44176]=#000000 _ <text:s/>$_POST[44342]=chat2.png,23,23 _ <text:s/>$_POST[Btc44342]=#000000 _ <text:s/>$_POST[45070]=chat1.png,29,50 _ <text:s/>$_POST[Btc45070]=#000000 _ <text:s/>$_POST[Btd45070]=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5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1.png,29,50 _ <text:s/>$_POST[Dx]=571.7333374023438 _ <text:s/>$_POST[Dy]=0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55 _ <text:s/>$_POST[y]=21.2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3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674.1333618164062 _ <text:s/>$_POST[Dy]=27.200000762939453 _ <text:s/>$_POST[Dbt]=1 _ <text:s/>$_POST[17599]=chat.png,30,30 _ <text:s/>$_POST[Btc17599]=#000000 _ <text:s/>$_POST[44176]=chat1.png,23,23 _ <text:s/>$_POST[Btc44176]=#000000 _ <text:s/>$_POST[44342]=chat2.png,23,23 _ <text:s/>$_POST[Btc44342]=#000000 _ <text:s/>$_POST[45070]=Chat.png,29,50 _ <text:s/>$_POST[Btc45070]=#000000 _ <text:s/>$_POST[Btd45070]=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3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2.png,23,23 _ <text:s/>$_POST[Dx]=1160.5333251953125 _ <text:s/>$_POST[Dy]=2.6666667461395264 _ <text:s/>$_POST[Dbt]=1 _ <text:s/>$_POST[17599]=chat.png,30,30 _ <text:s/>$_POST[Btc17599]=#000000 _ <text:s/>$_POST[44176]=chat1.png,23,23 _ <text:s/>$_POST[Btc44176]=#000000 _ <text:s/>$_POST[45070]=Chat.png,29,50 _ <text:s/>$_POST[Btc45070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108.2 _ <text:s/>$_POST[y]=20.6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2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1014.933349609375 _ <text:s/>$_POST[Dy]=0 _ <text:s/>$_POST[Dbt]=1 _ <text:s/>$_POST[17599]=chat.png,30,30 _ <text:s/>$_POST[Btc17599]=#000000 _ <text:s/>$_POST[44176]=chat1.png,23,23 _ <text:s/>$_POST[Btc44176]=#000000 _ <text:s/>$_POST[44342]=chat2.png,23,23 _ <text:s/>$_POST[Btc44342]=#000000 _ <text:s/>$_POST[Btd44342]= _ <text:s/>$_POST[45070]=Chat.png,29,50 _ <text:s/>$_POST[Btc45070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.png,29,50 _ <text:s/>$_POST[Dx]=737.5999755859375 _ <text:s/>$_POST[Dy]=0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55 _ <text:s/>$_POST[y]=21.2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1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457.0666809082031 _ <text:s/>$_POST[Dy]=3.7333333492279053 _ <text:s/>$_POST[Dbt]=1 _ <text:s/>$_POST[17599]=chat.png,30,30 _ <text:s/>$_POST[Btc17599]=#000000 _ <text:s/>$_POST[44176]=chat1.png,23,23 _ <text:s/>$_POST[Btc44176]=#000000 _ <text:s/>$_POST[44342]=chat2.png,23,23 _ <text:s/>$_POST[Btc44342]=#000000 _ <text:s/>$_POST[45070]=Chat1.png,29,50 _ <text:s/>$_POST[Btc45070]=#000000 _ <text:s/>$_POST[Btd45070]=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8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1.png,29,50 _ <text:s/>$_POST[Dx]=1148.800048828125 _ <text:s/>$_POST[Dy]=2.133333444595337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55 _ <text:s/>$_POST[y]=21.2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7 et 5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1148.800048828125 _ <text:s/>$_POST[Dy]=2.133333444595337 _ <text:s/>$_POST[Dbt]=1 _ <text:s/>$_POST[17599]=chat.png,30,30 _ <text:s/>$_POST[Btc17599]=#000000 _ <text:s/>$_POST[44176]=chat1.png,23,23 _ <text:s/>$_POST[Btc44176]=#000000 _ <text:s/>$_POST[44342]=chat2.png,23,23 _ <text:s/>$_POST[Btc44342]=#000000 _ <text:s/>$_POST[45070]=Chat1.png,29,50 _ <text:s/>$_POST[Btc45070]=#000000 _ <text:s/>$_POST[Btd45070]=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37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</text:p>
          </table:table-cell>
        </table:table-row>
        <table:table-row table:style-name="ro1">
          <table:table-cell office:value-type="string">
            <text:p>Le 25/02/2023 Ã  14h37 et 5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574.4000244140625 _ <text:s/>$_POST[Dy]=1.0666667222976685 _ <text:s/>$_POST[Dbt]=1 _ <text:s/>$_POST[17599]=chat.png,30,30 _ <text:s/>$_POST[Btc17599]=#000000 _ <text:s/>$_POST[44176]=chat1.png,23,23 _ <text:s/>$_POST[Btc44176]=#000000 _ <text:s/>$_POST[44342]=chat2.png,23,23 _ <text:s/>$_POST[Btc44342]=#000000 _ <text:s/>$_POST[45070]=Chat1.png,29,50 _ <text:s/>$_POST[Btc45070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Btpen]= _ <text:s/>$_POST[sizeDoc]=100 _</text:p>
          </table:table-cell>
        </table:table-row>
        <table:table-row table:style-name="ro1">
          <table:table-cell office:value-type="string">
            <text:p>Le 25/02/2023 Ã  14h37 et 5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1.png,29,50 _ <text:s/>$_POST[Dx]=574.4000244140625 _ <text:s/>$_POST[Dy]=1.066666722297668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55 _ <text:s/>$_POST[y]=21.2 _ <text:s/>$_POST[elemType]=Text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27 et 5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chat2.png,23,23 _ <text:s/>$_POST[Dx]=1360.5333251953125 _ <text:s/>$_POST[Dy]=2.133333444595337 _ <text:s/>$_POST[Dbt]=1 _ <text:s/>$_POST[17599]=chat.png,30,30 _ <text:s/>$_POST[Btc17599]=#000000 _ <text:s/>$_POST[44176]=chat1.png,23,23 _ <text:s/>$_POST[Btc44176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108.2 _ <text:s/>$_POST[y]=20.6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27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 <text:s/>$_POST[layerpointerbs]= _ <text:s/>$_POST[Dx]=1157.86669921875 _ <text:s/>$_POST[Dy]=0 _ <text:s/>$_POST[Dbt]=1 _ <text:s/>$_POST[17599]=chat.png,30,30 _ <text:s/>$_POST[Btc17599]=#000000 _ <text:s/>$_POST[44176]=chat1.png,23,23 _ <text:s/>$_POST[Btc44176]=#000000 _ <text:s/>$_POST[44342]=chat2.png,23,23 _ <text:s/>$_POST[Btc44342]=#000000 _ <text:s/>$_POST[Btd44342]=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1">
          <table:table-cell office:value-type="string">
            <text:p>Le 25/02/2023 Ã  14h27 et 2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2:bcb8:e0c8:448:2315:d44d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 24/02/2023 Ã  22h33 et 0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12 _ <text:s/>$_POST[Dy]=506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Bts251675]= _ <text:s/>$_POST[252160]=June 2011 _ <text:s/>$_POST[Btc252160]=#8080ff _ <text:s/>$_POST[402185]=JeaHui <text:s/>_ <text:s/>$_POST[Btc402185]=#8080ff _ <text:s/>$_POST[409463]=Iann 2015 _ <text:s/>$_POST[Btc409463]=#0084ff _ <text:s/>$_POST[x]=x _ <text:s/>$_POST[y]=y _ <text:s/>$_POST[elemType]=Text _ <text:s/>$_POST[elemFont]=Courier _ <text:s/>$_POST[PT]=10 _ <text:s/>$_POST[Color]=#0084ff _ <text:s/>$_POST[sizeDoc]=49 _</text:p>
          </table:table-cell>
        </table:table-row>
        <table:table-row table:style-name="ro2">
          <table:table-cell office:value-type="string">
            <text:p>Le 24/02/2023 Ã  22h32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I</text:p>
          </table:table-cell>
          <table:table-cell office:value-type="string">
            <text:p>ann 2015 _ <text:s/>$_POST[Dx]=108 _ <text:s/>$_POST[Dy]=938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x]=185.3 _ <text:s/>$_POST[y]=194.1 _ <text:s/>$_POST[elemType]=Text _ <text:s/>$_POST[elemFont]=Times _ <text:s/>$_POST[G]=G _ <text:s/>$_POST[S]=S _ <text:s/>$_POST[PT]=6 _ <text:s/>$_POST[sendxy]= _ <text:s/>$_POST[Color]=#0084ff _ <text:s/>$_POST[sizeDoc]=49 _</text:p>
          </table:table-cell>
        </table:table-row>
        <table:table-row table:style-name="ro2">
          <table:table-cell office:value-type="string">
            <text:p>Le 24/02/2023 Ã  22h32 et 3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08 _ <text:s/>$_POST[Dy]=938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Btd409039]= _ <text:s/>$_POST[x]=x _ <text:s/>$_POST[y]=y _ <text:s/>$_POST[elemType]=Text _ <text:s/>$_POST[elemFont]=Courier _ <text:s/>$_POST[PT]=10 _ <text:s/>$_POST[Color]=#8080ff _ <text:s/>$_POST[sizeDoc]=49 _</text:p>
          </table:table-cell>
        </table:table-row>
        <table:table-row table:style-name="ro2">
          <table:table-cell office:value-type="string">
            <text:p>Le 24/02/2023 Ã  22h32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32 et 1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634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Btpen]= _ <text:s/>$_POST[sizeDoc]=49 _</text:p>
          </table:table-cell>
        </table:table-row>
        <table:table-row table:style-name="ro2">
          <table:table-cell office:value-type="string">
            <text:p>Le 24/02/2023 Ã  22h18 et 4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8 et 4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4/02/2023 Ã  22h18 et 2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4/02/2023 Ã  22h18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4/02/2023 Ã  22h18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7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4/02/2023 Ã  22h17 et 3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4/02/2023 Ã  22h17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4/02/2023 Ã  22h16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6 et 4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tree.jpg _</text:p>
          </table:table-cell>
          <table:table-cell office:value-type="string">
            <text:p><text:s/>$_POST[submitupl]=Envoyer _</text:p>
          </table:table-cell>
        </table:table-row>
        <table:table-row table:style-name="ro2">
          <table:table-cell office:value-type="string">
            <text:p>Le 24/02/2023 Ã  22h16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4/02/2023 Ã  22h16 et 3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000 _ <text:s/>$_POST[submitf]=Uploader! _</text:p>
          </table:table-cell>
        </table:table-row>
        <table:table-row table:style-name="ro2">
          <table:table-cell office:value-type="string">
            <text:p>Le 24/02/2023 Ã  22h16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4/02/2023 Ã  22h16 et 1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000 _ <text:s/>$_POST[submitf]=Uploader! _</text:p>
          </table:table-cell>
        </table:table-row>
        <table:table-row table:style-name="ro2">
          <table:table-cell office:value-type="string">
            <text:p>Le 24/02/2023 Ã  22h15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4/02/2023 Ã  22h15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5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csv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4/02/2023 Ã  22h15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]= _</text:p>
          </table:table-cell>
        </table:table-row>
        <table:table-row table:style-name="ro2">
          <table:table-cell office:value-type="string">
            <text:p>Le 24/02/2023 Ã  22h15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5 et 1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hat2 - Cop</text:p>
          </table:table-cell>
          <table:table-cell office:value-type="string">
            <text:p>ie.png _ <text:s/>$_POST[submitupl]=Envoyer _</text:p>
          </table:table-cell>
        </table:table-row>
        <table:table-row table:style-name="ro2">
          <table:table-cell office:value-type="string">
            <text:p>Le 24/02/2023 Ã  22h15 et 0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d]= _</text:p>
          </table:table-cell>
        </table:table-row>
        <table:table-row table:style-name="ro2">
          <table:table-cell office:value-type="string">
            <text:p>Le 24/02/2023 Ã  22h14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 - Co</text:p>
          </table:table-cell>
          <table:table-cell office:value-type="string">
            <text:p>pie.csv _ <text:s/>$_POST[submitupl]=Envoyer _</text:p>
          </table:table-cell>
        </table:table-row>
        <table:table-row table:style-name="ro2">
          <table:table-cell office:value-type="string">
            <text:p>Le 24/02/2023 Ã  22h14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d]= _</text:p>
          </table:table-cell>
        </table:table-row>
        <table:table-row table:style-name="ro2">
          <table:table-cell office:value-type="string">
            <text:p>Le 24/02/2023 Ã  22h14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2h14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4/02/2023 Ã  21h44 et 2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4/02/2023 Ã  21h44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000 _ <text:s/>$_POST[submitf]=Uploader! _</text:p>
          </table:table-cell>
        </table:table-row>
        <table:table-row table:style-name="ro2">
          <table:table-cell office:value-type="string">
            <text:p>Le 24/02/2023 Ã  21h43 et 3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4/02/2023 Ã  21h43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1h43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csv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4/02/2023 Ã  21h43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cloudc]= _</text:p>
          </table:table-cell>
        </table:table-row>
        <table:table-row table:style-name="ro2">
          <table:table-cell office:value-type="string">
            <text:p>Le 24/02/2023 Ã  21h42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000 _ <text:s/>$_POST[submitf]=Uploader! _</text:p>
          </table:table-cell>
        </table:table-row>
        <table:table-row table:style-name="ro2">
          <table:table-cell office:value-type="string">
            <text:p>Le 24/02/2023 Ã  21h42 et 0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000000 _ <text:s/>$_POST[17599]=chat.png,30,30 _ <text:s/>$_POST[Btc17599]=#000000 _ <text:s/>$_POST[44176]=chat1.png,23,23 _ <text:s/>$_POST[Btc44176]=#000000 _ <text:s/>$_POST[44342]=chat2.png,23,23 _ <text:s/>$_POST[Btc44342]=#000000 _ <text:s/>$_POST[274430]= _ <text:s/>$_POST[Btc274430]=#8080ff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4/02/2023 Ã  21h41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21h39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211000]= _ <text:s/>$_POST[Btc211000]=#8080ff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Z _ <text:s/>$_POST[y]=30.1 _ <text:s/>$_POST[elemType]=Text _ <text:s/>$_POST[elemFont]=Courier _ <text:s/>$_POST[PT]=10 _ <text:s/>$_POST[sendxy]= _ <text:s/>$_POST[Color]=#8080ff _ <text:s/>$_POST[sizeDoc]=100 _</text:p>
          </table:table-cell>
        </table:table-row>
        <table:table-row table:style-name="ro2">
          <table:table-cell office:value-type="string">
            <text:p>Le 24/02/2023 Ã  21h39 et 0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4/02/2023 Ã  18h31 et 2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8h31 et 0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8h31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8h30 et 5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15.19999694824219 _ <text:s/>$_POST[Dy]=7.466666698455810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sendxy]= _ <text:s/>$_POST[Color]=#8080ff _ <text:s/>$_POST[sizeDoc]=52 _</text:p>
          </table:table-cell>
        </table:table-row>
        <table:table-row table:style-name="ro2">
          <table:table-cell office:value-type="string">
            <text:p>Le 24/02/2023 Ã  18h22 et 4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8h22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Btpen2]= _</text:p>
          </table:table-cell>
        </table:table-row>
        <table:table-row table:style-name="ro2">
          <table:table-cell office:value-type="string">
            <text:p>Le 24/02/2023 Ã  18h16 et 1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8h16 et 1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849.5999755859375 _ <text:s/>$_POST[Dy]=782.40002441406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8080ff _ <text:s/>$_POST[Btpen]= _ <text:s/>$_POST[sizeDoc]=90 _</text:p>
          </table:table-cell>
        </table:table-row>
        <table:table-row table:style-name="ro2">
          <table:table-cell office:value-type="string">
            <text:p>Le 24/02/2023 Ã  18h16 et 0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June 2011 _ <text:s/>$_POST[Dx]=1849.5999755859375 _ <text:s/>$_POST[Dy]=782.40002441406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402185]=JeaHui <text:s/>_ <text:s/>$_POST[Btc402185]=#8080ff _ <text:s/>$_POST[409039]=Iann 2015 _ <text:s/>$_POST[Btc409039]=#0084ff _ <text:s/>$_POST[x]=184 _ <text:s/>$_POST[y]=119.2 _ <text:s/>$_POST[elemType]=Text _ <text:s/>$_POST[elemFont]=Times _ <text:s/>$_POST[G]=G _ <text:s/>$_POST[S]=S _ <text:s/>$_POST[PT]=5 _ <text:s/>$_POST[sendxy]=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5 et 5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849.5999755859375 _ <text:s/>$_POST[Dy]=782.40002441406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c251675]=#000000 _ <text:s/>$_POST[252160]=June 2011 _ <text:s/>$_POST[Btc252160]=#8080ff _ <text:s/>$_POST[Btd252160]= _ <text:s/>$_POST[402185]=JeaHui <text:s/>_ <text:s/>$_POST[Btc402185]=#8080ff _ <text:s/>$_POST[409039]=Iann 2015 _ <text:s/>$_POST[Btc409039]=#0084ff _ <text:s/>$_POST[x]=x _ <text:s/>$_POST[y]=y _ <text:s/>$_POST[elemType]=Text _ <text:s/>$_POST[elemFont]=Courier _ <text:s/>$_POST[PT]=10 _ <text:s/>$_POST[Color]=#00ff00 _ <text:s/>$_POST[sizeDoc]=90 _</text:p>
          </table:table-cell>
        </table:table-row>
        <table:table-row table:style-name="ro2">
          <table:table-cell office:value-type="string">
            <text:p>Le 24/02/2023 Ã  18h15 et 3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Fabrice _ <text:s/>$_POST[Dx]=357.3333435058594 _ <text:s/>$_POST[Dy]=81.5999984741211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54.1 _ <text:s/>$_POST[y]=47 _ <text:s/>$_POST[elemType]=Text _ <text:s/>$_POST[elemFont]=Times _ <text:s/>$_POST[G]=G _ <text:s/>$_POST[I]=I _ <text:s/>$_POST[PT]=6 _ <text:s/>$_POST[sendxy]= _ <text:s/>$_POST[Color]=#00ff00 _ <text:s/>$_POST[sizeDoc]=90 _</text:p>
          </table:table-cell>
        </table:table-row>
        <table:table-row table:style-name="ro2">
          <table:table-cell office:value-type="string">
            <text:p>Le 24/02/2023 Ã  18h15 et 2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357.3333435058594 _ <text:s/>$_POST[Dy]=81.5999984741211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99241]=Fabrice _ <text:s/>$_POST[Btc99241]=#00ff00 _ <text:s/>$_POST[Btd99241]=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x _ <text:s/>$_POST[y]=y _ <text:s/>$_POST[elemType]=Text _ <text:s/>$_POST[elemFont]=Times _ <text:s/>$_POST[G]=G _ <text:s/>$_POST[S]=S _ <text:s/>$_POST[I]=I _ <text:s/>$_POST[PT]=10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4 et 5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Fabrice _ <text:s/>$_POST[Dx]=357.3333435058594 _ <text:s/>$_POST[Dy]=81.5999984741211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252160]=June 2011 _ <text:s/>$_POST[Btc252160]=#8080ff _ <text:s/>$_POST[402185]=JeaHui <text:s/>_ <text:s/>$_POST[Btc402185]=#8080ff _ <text:s/>$_POST[409039]=Iann 2015 _ <text:s/>$_POST[Btc409039]=#0084ff _ <text:s/>$_POST[x]=54.1 _ <text:s/>$_POST[y]=47 _ <text:s/>$_POST[elemType]=Text _ <text:s/>$_POST[elemFont]=Courier _ <text:s/>$_POST[PT]=6 _ <text:s/>$_POST[sendxy]= _ <text:s/>$_POST[Color]=#00ff00 _ <text:s/>$_POST[sizeDoc]=90 _</text:p>
          </table:table-cell>
        </table:table-row>
        <table:table-row table:style-name="ro2">
          <table:table-cell office:value-type="string">
            <text:p>Le 24/02/2023 Ã  18h13 et 5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JeaHui <text:s/>_ <text:s/>$_POST[Dx]=729.066650390625 _ <text:s/>$_POST[Dy]=1506.66662597656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252160]=June 2011 _ <text:s/>$_POST[Btc252160]=#8080ff _ <text:s/>$_POST[409039]=Iann 2015 _ <text:s/>$_POST[Btc409039]=#0084ff _ <text:s/>$_POST[x]=87.5 _ <text:s/>$_POST[y]=191.1 _ <text:s/>$_POST[elemType]=Text _ <text:s/>$_POST[elemFont]=Courier _ <text:s/>$_POST[PT]=5 _ <text:s/>$_POST[sendxy]=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3 et 4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729.066650390625 _ <text:s/>$_POST[Dy]=1506.66662597656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252160]=June 2011 _ <text:s/>$_POST[Btc252160]=#8080ff _ <text:s/>$_POST[403874]=JeaHui <text:s/>_ <text:s/>$_POST[Btc403874]=#8080ff _ <text:s/>$_POST[Btd403874]= _ <text:s/>$_POST[409039]=Iann 2015 _ <text:s/>$_POST[Btc409039]=#0084ff _ <text:s/>$_POST[x]=x _ <text:s/>$_POST[y]=y _ <text:s/>$_POST[elemType]=Text _ <text:s/>$_POST[elemFont]=Courier _ <text:s/>$_POST[PT]=10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3 et 3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JeaHui <text:s/>_ <text:s/>$_POST[Dx]=685.8666381835938 _ <text:s/>$_POST[Dy]=1512.53332519531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252160]=June 2011 _ <text:s/>$_POST[Btc252160]=#8080ff _ <text:s/>$_POST[409039]=Iann 2015 _ <text:s/>$_POST[Btc409039]=#0084ff _ <text:s/>$_POST[x]=88.4 _ <text:s/>$_POST[y]=191.9 _ <text:s/>$_POST[elemType]=Text _ <text:s/>$_POST[elemFont]=Courier _ <text:s/>$_POST[PT]=5 _ <text:s/>$_POST[sendxy]=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2 et 0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June 2011 _ <text:s/>$_POST[Dx]=1827.199951171875 _ <text:s/>$_POST[Dy]=882.1333618164062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409039]=Iann 2015 _ <text:s/>$_POST[Btc409039]=#0084ff _ <text:s/>$_POST[x]=184 _ <text:s/>$_POST[y]=119.2 _ <text:s/>$_POST[elemType]=Text _ <text:s/>$_POST[elemFont]=Courier _ <text:s/>$_POST[G]=G _ <text:s/>$_POST[S]=S _ <text:s/>$_POST[PT]=5 _ <text:s/>$_POST[sendxy]=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1 et 4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827.199951171875 _ <text:s/>$_POST[Dy]=882.1333618164062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49236]=June 2011 _ <text:s/>$_POST[Btc249236]=#8080ff _ <text:s/>$_POST[Btd249236]= _ <text:s/>$_POST[Btc251675]=#000000 _ <text:s/>$_POST[409039]=Iann 2015 _ <text:s/>$_POST[Btc409039]=#0084ff _ <text:s/>$_POST[x]=x _ <text:s/>$_POST[y]=y _ <text:s/>$_POST[elemType]=Text _ <text:s/>$_POST[elemFont]=Courier _ <text:s/>$_POST[PT]=10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1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June 2011 _ <text:s/>$_POST[Dx]=1187.7332763671875 _ <text:s/>$_POST[Dy]=501.3333435058594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Btc251675]=#000000 _ <text:s/>$_POST[409039]=Iann 2015 _ <text:s/>$_POST[Btc409039]=#0084ff _ <text:s/>$_POST[x]=185.6 _ <text:s/>$_POST[y]=117.8 _ <text:s/>$_POST[elemType]=Text _ <text:s/>$_POST[elemFont]=Courier _ <text:s/>$_POST[G]=G _ <text:s/>$_POST[S]=S _ <text:s/>$_POST[PT]=10 _ <text:s/>$_POST[sendxy]= _ <text:s/>$_POST[Color]=#8080ff _ <text:s/>$_POST[sizeDoc]=90 _</text:p>
          </table:table-cell>
        </table:table-row>
        <table:table-row table:style-name="ro2">
          <table:table-cell office:value-type="string">
            <text:p>Le 24/02/2023 Ã  18h11 et 10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889.5999755859375 _ <text:s/>$_POST[Dy]=892.7999877929688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d250271]= _ <text:s/>$_POST[Btc251675]=#000000 _ <text:s/>$_POST[409039]=Iann 2015 _ <text:s/>$_POST[Btc409039]=#0084ff _ <text:s/>$_POST[x]=x _ <text:s/>$_POST[y]=y _ <text:s/>$_POST[elemType]=Text _ <text:s/>$_POST[elemFont]=Courier _ <text:s/>$_POST[PT]=10 _ <text:s/>$_POST[Color]=#000000 _ <text:s/>$_POST[sizeDoc]=90 _</text:p>
          </table:table-cell>
        </table:table-row>
        <table:table-row table:style-name="ro2">
          <table:table-cell office:value-type="string">
            <text:p>Le 24/02/2023 Ã  18h11 et 0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Iann 2015 _ <text:s/>$_POST[Dx]=1736.5333251953125 _ <text:s/>$_POST[Dy]=1624.53332519531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x]=184.9 _ <text:s/>$_POST[y]=193.9 _ <text:s/>$_POST[elemType]=Text _ <text:s/>$_POST[elemFont]=Courier _ <text:s/>$_POST[G]=G _ <text:s/>$_POST[S]=S _ <text:s/>$_POST[PT]=6 _ <text:s/>$_POST[sendxy]= _ <text:s/>$_POST[Color]=#0084ff _ <text:s/>$_POST[sizeDoc]=90 _</text:p>
          </table:table-cell>
        </table:table-row>
        <table:table-row table:style-name="ro2">
          <table:table-cell office:value-type="string">
            <text:p>Le 24/02/2023 Ã  18h10 et 0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1736.5333251953125 _ <text:s/>$_POST[Dy]=1624.53332519531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411162]=Iann 2015 _ <text:s/>$_POST[Btc411162]=#000000 _ <text:s/>$_POST[Btd411162]= _ <text:s/>$_POST[x]=x _ <text:s/>$_POST[y]=y _ <text:s/>$_POST[elemType]=Text _ <text:s/>$_POST[elemFont]=Courier _ <text:s/>$_POST[PT]=10 _ <text:s/>$_POST[Color]=#000000 _ <text:s/>$_POST[sizeDoc]=90 _</text:p>
          </table:table-cell>
        </table:table-row>
        <table:table-row table:style-name="ro2">
          <table:table-cell office:value-type="string">
            <text:p>Le 24/02/2023 Ã  18h09 et 59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Iann 2015 _ <text:s/>$_POST[Dx]=1623.4666748046875 _ <text:s/>$_POST[Dy]=1568.533325195312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x]=187.2 _ <text:s/>$_POST[y]=194.9 _ <text:s/>$_POST[elemType]=Text _ <text:s/>$_POST[elemFont]=Courier _ <text:s/>$_POST[PT]=10 _ <text:s/>$_POST[sendxy]= _ <text:s/>$_POST[Color]=#000000 _ <text:s/>$_POST[sizeDoc]=90 _</text:p>
          </table:table-cell>
        </table:table-row>
        <table:table-row table:style-name="ro2">
          <table:table-cell office:value-type="string">
            <text:p>Le 24/02/2023 Ã  18h09 et 1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7h41 et 14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Btpdf]= _</text:p>
          </table:table-cell>
          <table:table-cell/>
        </table:table-row>
        <table:table-row table:style-name="ro2">
          <table:table-cell office:value-type="string">
            <text:p>Le 24/02/2023 Ã  17h40 et 42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</text:p>
          </table:table-cell>
          <table:table-cell/>
        </table:table-row>
        <table:table-row table:style-name="ro2">
          <table:table-cell office:value-type="string">
            <text:p>Le 24/02/2023 Ã  13h23 et 1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323.73333740234375 _ <text:s/>$_POST[Dy]=2390.3999023437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Bts341884]= _ <text:s/>$_POST[x]=x _ <text:s/>$_POST[y]=y _ <text:s/>$_POST[elemType]=Text _ <text:s/>$_POST[elemFont]=Courier _ <text:s/>$_POST[PT]=10 _ <text:s/>$_POST[Color]=#000000 _ <text:s/>$_POST[sizeDoc]=90 _</text:p>
          </table:table-cell>
        </table:table-row>
        <table:table-row table:style-name="ro2">
          <table:table-cell office:value-type="string">
            <text:p>Le 24/02/2023 Ã  13h23 et 0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3h23 et 0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722.6666870117188 _ <text:s/>$_POST[Dy]=828.2666625976562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Btpen]= _ <text:s/>$_POST[sizeDoc]=90 _</text:p>
          </table:table-cell>
        </table:table-row>
        <table:table-row table:style-name="ro2">
          <table:table-cell office:value-type="string">
            <text:p>Le 24/02/2023 Ã  13h23 et 02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13h22 et 4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4/02/2023 Ã  12h33 et 51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Btpdf]= _</text:p>
          </table:table-cell>
          <table:table-cell/>
        </table:table-row>
        <table:table-row table:style-name="ro2">
          <table:table-cell office:value-type="string">
            <text:p>Le 24/02/2023 Ã  12h33 et 48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layerpointerbs]=</text:p>
          </table:table-cell>
          <table:table-cell office:value-type="string">
            <text:p><text:s/>_ <text:s/>$_POST[Dx]=5 _ <text:s/>$_POST[Dy]=0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2">
          <table:table-cell office:value-type="string">
            <text:p>Le 24/02/2023 Ã  12h33 et 25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</text:p>
          </table:table-cell>
          <table:table-cell/>
        </table:table-row>
        <table:table-row table:style-name="ro2">
          <table:table-cell office:value-type="string">
            <text:p>Le 24/02/2023 Ã  12h33 et 24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file]=calend.csv</text:p>
          </table:table-cell>
          <table:table-cell office:value-type="string">
            <text:p><text:s/>_ <text:s/>$_POST[submitupl]=Envoyer _</text:p>
          </table:table-cell>
        </table:table-row>
        <table:table-row table:style-name="ro2">
          <table:table-cell office:value-type="string">
            <text:p>Le 24/02/2023 Ã  12h33 et 20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layerpointerbs]=</text:p>
          </table:table-cell>
          <table:table-cell office:value-type="string">
            <text:p><text:s/>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2">
          <table:table-cell office:value-type="string">
            <text:p>Le 24/02/2023 Ã  12h33 et 13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layerpointerbs]=</text:p>
          </table:table-cell>
          <table:table-cell office:value-type="string">
            <text:p><text:s/>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sendxy]= _ <text:s/>$_POST[Color]=#000000 _ <text:s/>$_POST[sizeDoc]=19 _</text:p>
          </table:table-cell>
        </table:table-row>
        <table:table-row table:style-name="ro2">
          <table:table-cell office:value-type="string">
            <text:p>Le 24/02/2023 Ã  12h33 et 07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layerpointerbs]=</text:p>
          </table:table-cell>
          <table:table-cell office:value-type="string">
            <text:p><text:s/>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2">
          <table:table-cell office:value-type="string">
            <text:p>Le 24/02/2023 Ã  12h33 et 04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</text:p>
          </table:table-cell>
          <table:table-cell/>
        </table:table-row>
        <table:table-row table:style-name="ro2">
          <table:table-cell office:value-type="string">
            <text:p>Le 24/02/2023 Ã  12h33 et 03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Btpen2]= _</text:p>
          </table:table-cell>
          <table:table-cell/>
        </table:table-row>
        <table:table-row table:style-name="ro2">
          <table:table-cell office:value-type="string">
            <text:p>Le 24/02/2023 Ã  12h32 et 59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</text:p>
          </table:table-cell>
          <table:table-cell/>
        </table:table-row>
        <table:table-row table:style-name="ro2">
          <table:table-cell office:value-type="string">
            <text:p>Le 24/02/2023 Ã  12h32 et 58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file]=calend.png</text:p>
          </table:table-cell>
          <table:table-cell office:value-type="string">
            <text:p><text:s/>_ <text:s/>$_POST[submitupl]=Envoyer _</text:p>
          </table:table-cell>
        </table:table-row>
        <table:table-row table:style-name="ro2">
          <table:table-cell office:value-type="string">
            <text:p>Le 24/02/2023 Ã  12h32 et 50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 <text:s/>$_POST[layerpointerbs]=</text:p>
          </table:table-cell>
          <table:table-cell office:value-type="string">
            <text:p><text:s/>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i]= _</text:p>
          </table:table-cell>
        </table:table-row>
        <table:table-row table:style-name="ro2">
          <table:table-cell office:value-type="string">
            <text:p>Le 24/02/2023 Ã  12h32 et 46s <text:s/>Connected successfully funct loaded! <text:s/>a is set! -Navigateur client:</text:p>
          </table:table-cell>
          <table:table-cell office:value-type="string">
            <text:p><text:s/>Mozilla/5.0 (Windows NT 10.0; Win64; x64; rv:102.0) Gecko/20100101 Firefox/102.0</text:p>
          </table:table-cell>
          <table:table-cell office:value-type="string">
            <text:p>- Ip :163.62.112.157</text:p>
          </table:table-cell>
          <table:table-cell/>
        </table:table-row>
        <table:table-row table:style-name="ro2">
          <table:table-cell office:value-type="string">
            <text:p>Le 24/02/2023 Ã  07h12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07h12 et 4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file]=calend.png _ <text:s/>$_POST[submitupl]=Envoyer _</text:p>
          </table:table-cell>
        </table:table-row>
        <table:table-row table:style-name="ro2">
          <table:table-cell office:value-type="string">
            <text:p>Le 24/02/2023 Ã  07h12 et 2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570.1333618164062 _ <text:s/>$_POST[Dy]=235.7333374023437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90 _ <text:s/>$_POST[Btcloudci]= _</text:p>
          </table:table-cell>
        </table:table-row>
        <table:table-row table:style-name="ro2">
          <table:table-cell office:value-type="string">
            <text:p>Le 24/02/2023 Ã  07h12 et 23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MAX_FILE_SIZE]=30000 _ <text:s/>$_POST[submit]=Uploader! _</text:p>
          </table:table-cell>
        </table:table-row>
        <table:table-row table:style-name="ro2">
          <table:table-cell office:value-type="string">
            <text:p>Le 24/02/2023 Ã  07h11 et 0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570.1333618164062 _ <text:s/>$_POST[Dy]=235.73333740234375 _ <text:s/>$_POST[Dbt]=1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000000 _ <text:s/>$_POST[sizeDoc]=90 _ <text:s/>$_POST[Btupl]= _</text:p>
          </table:table-cell>
        </table:table-row>
        <table:table-row table:style-name="ro2">
          <table:table-cell office:value-type="string">
            <text:p>Le 24/02/2023 Ã  07h10 et 5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07h10 et 51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file]=calend.csv _ <text:s/>$_POST[submitupl]=Envoyer _</text:p>
          </table:table-cell>
        </table:table-row>
        <table:table-row table:style-name="ro2">
          <table:table-cell office:value-type="string">
            <text:p>Le 24/02/2023 Ã  07h10 et 44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2">
          <table:table-cell office:value-type="string">
            <text:p>Le 24/02/2023 Ã  07h10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07h10 et 3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Btpen2]= _</text:p>
          </table:table-cell>
        </table:table-row>
        <table:table-row table:style-name="ro2">
          <table:table-cell office:value-type="string">
            <text:p>Le 24/02/2023 Ã  07h10 et 28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4/02/2023 Ã  07h10 et 27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file]=calend.png _ <text:s/>$_POST[submitupl]=Envoyer _</text:p>
          </table:table-cell>
        </table:table-row>
        <table:table-row table:style-name="ro2">
          <table:table-cell office:value-type="string">
            <text:p>Le 24/02/2023 Ã  07h10 et 15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 <text:s/>$_POST[layerpointerbs]= 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i]= _</text:p>
          </table:table-cell>
        </table:table-row>
        <table:table-row table:style-name="ro2">
          <table:table-cell office:value-type="string">
            <text:p>Le 24/02/2023 Ã  07h10 et 06s <text:s/>Connected successfully funct loaded! <text:s/>a is set! -Navigateur client:</text:p>
          </table:table-cell>
          <table:table-cell office:value-type="string">
            <text:p><text:s/>Mozilla/5.0 (Linux; Android 12; SM-A426B) AppleWebKit/537.36 (KHTML, like Gecko) C</text:p>
          </table:table-cell>
          <table:table-cell office:value-type="string">
            <text:p>hrome/110.0.0.0 Mobile Safari/537.36 <text:s/>- Ip :2</text:p>
          </table:table-cell>
          <table:table-cell office:value-type="string">
            <text:p>a01:cb16:46:4075:b40d:8940:6ff5:92b0</text:p>
          </table:table-cell>
        </table:table-row>
        <table:table-row table:style-name="ro2">
          <table:table-cell office:value-type="string">
            <text:p>Le 23/02/2023 Ã  22h54 et 1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54 et 1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3/02/2023 Ã  22h54 et 0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3/02/2023 Ã  22h54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 _ <text:s/>$_POST[submit]=Uploader! _</text:p>
          </table:table-cell>
        </table:table-row>
        <table:table-row table:style-name="ro2">
          <table:table-cell office:value-type="string">
            <text:p>Le 23/02/2023 Ã  22h53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3/02/2023 Ã  22h53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53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3/02/2023 Ã  22h53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3/02/2023 Ã  22h53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53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file]=calend.png</text:p>
          </table:table-cell>
          <table:table-cell office:value-type="string">
            <text:p>_ <text:s/>$_POST[submitupl]=Envoyer _</text:p>
          </table:table-cell>
        </table:table-row>
        <table:table-row table:style-name="ro2">
          <table:table-cell office:value-type="string">
            <text:p>Le 23/02/2023 Ã  22h51 et 3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sizeDoc]=100 _ <text:s/>$_POST[Btcloudci]= _</text:p>
          </table:table-cell>
        </table:table-row>
        <table:table-row table:style-name="ro2">
          <table:table-cell office:value-type="string">
            <text:p>Le 23/02/2023 Ã  22h51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MAX_FILE_SIZE]=30</text:p>
          </table:table-cell>
          <table:table-cell office:value-type="string">
            <text:p>000 _ <text:s/>$_POST[submit]=Uploader! _</text:p>
          </table:table-cell>
        </table:table-row>
        <table:table-row table:style-name="ro2">
          <table:table-cell office:value-type="string">
            <text:p>Le 23/02/2023 Ã  22h51 et 0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661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sizeDoc]=100 _ <text:s/>$_POST[Btupl]= _</text:p>
          </table:table-cell>
        </table:table-row>
        <table:table-row table:style-name="ro2">
          <table:table-cell office:value-type="string">
            <text:p>Le 23/02/2023 Ã  22h50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50 et 5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en2]= _</text:p>
          </table:table-cell>
          <table:table-cell/>
        </table:table-row>
        <table:table-row table:style-name="ro2">
          <table:table-cell office:value-type="string">
            <text:p>Le 23/02/2023 Ã  22h48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48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110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2782]= _ <text:s/>$_POST[Btc72782]=#8080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x _ <text:s/>$_POST[y]=y _ <text:s/>$_POST[elemType]=Text _ <text:s/>$_POST[elemFont]=Courier _ <text:s/>$_POST[PT]=10 _ <text:s/>$_POST[Color]=#8080ff _ <text:s/>$_POST[Btpen]= _ <text:s/>$_POST[sizeDoc]=100 _</text:p>
          </table:table-cell>
        </table:table-row>
        <table:table-row table:style-name="ro2">
          <table:table-cell office:value-type="string">
            <text:p>Le 23/02/2023 Ã  22h48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110 _ <text:s/>$_POST[Dy]=0 _ <text:s/>$_POST[Dbt]=1.25 _ <text:s/>$_POST[17599]=chat.png,30,30 _ <text:s/>$_POST[Btc17599]=#000000 _ <text:s/>$_POST[44176]=chat1.png,23,23 _ <text:s/>$_POST[Btc44176]=#000000 _ <text:s/>$_POST[44342]=chat2.png,23,23 _ <text:s/>$_POST[Btc44342]=#000000 _ <text:s/>$_POST[63390]=si mignon! _ <text:s/>$_POST[Btc63390]=#ff0080 _ <text:s/>$_POST[68734]=Canaille! _ <text:s/>$_POST[Btc68734]=#00ffff _ <text:s/>$_POST[74449]=Trop Choux! _ <text:s/>$_POST[Btc74449]=#0000ff _ <text:s/>$_POST[250271]=June _ <text:s/>$_POST[Btc250271]=#8080ff _ <text:s/>$_POST[Btc251675]=#000000 _ <text:s/>$_POST[341884]=calend.png,100,100 _ <text:s/>$_POST[Btc341884]=#000000 _ <text:s/>$_POST[x]=96.2 _ <text:s/>$_POST[y]=34.2 _ <text:s/>$_POST[elemType]=Text _ <text:s/>$_POST[elemFont]=Courier _ <text:s/>$_POST[PT]=10 _ <text:s/>$_POST[sendxy]= _ <text:s/>$_POST[Color]=#8080ff _ <text:s/>$_POST[sizeDoc]=100 _</text:p>
          </table:table-cell>
        </table:table-row>
        <table:table-row table:style-name="ro2">
          <table:table-cell office:value-type="string">
            <text:p>Le 23/02/2023 Ã  22h48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2h24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81849]=2 _ <text:s/>$_POST[Btc81849]=#8080ff _ <text:s/>$_POST[Btd81849]=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26 et 4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1.5 _ <text:s/>$_POST[y]=38.1 _ <text:s/>$_POST[elemType]=Text _ <text:s/>$_POST[elemFont]=Courier _ <text:s/>$_POST[PT]=12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26 et 3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Btd80425]=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ff40 _ <text:s/>$_POST[sizeDoc]=100 _</text:p>
          </table:table-cell>
        </table:table-row>
        <table:table-row table:style-name="ro2">
          <table:table-cell office:value-type="string">
            <text:p>Le 23/02/2023 Ã  20h26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48692]=Mignon ! _ <text:s/>$_POST[Btc48692]=#00ff40 _ <text:s/>$_POST[Bts48692]= _ <text:s/>$_POST[80425]=mignon aussi ! _ <text:s/>$_POST[Btc80425]=#ff000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ff40 _ <text:s/>$_POST[sizeDoc]=100 _</text:p>
          </table:table-cell>
        </table:table-row>
        <table:table-row table:style-name="ro2">
          <table:table-cell office:value-type="string">
            <text:p>Le 23/02/2023 Ã  20h26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81.2 _ <text:s/>$_POST[y]=22.8 _ <text:s/>$_POST[elemType]=Text _ <text:s/>$_POST[elemFont]=Courier _ <text:s/>$_POST[PT]=8 _ <text:s/>$_POST[sendxy]= _ <text:s/>$_POST[Color]=#00ff40 _ <text:s/>$_POST[sizeDoc]=100 _</text:p>
          </table:table-cell>
        </table:table-row>
        <table:table-row table:style-name="ro2">
          <table:table-cell office:value-type="string">
            <text:p>Le 23/02/2023 Ã  20h26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81677]=Mignon ! _ <text:s/>$_POST[Btc81677]=#00ff40 _ <text:s/>$_POST[Btd81677]=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ff40 _ <text:s/>$_POST[sizeDoc]=100 _</text:p>
          </table:table-cell>
        </table:table-row>
        <table:table-row table:style-name="ro2">
          <table:table-cell office:value-type="string">
            <text:p>Le 23/02/2023 Ã  20h23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82.7 _ <text:s/>$_POST[y]=38.5 _ <text:s/>$_POST[elemType]=Text _ <text:s/>$_POST[elemFont]=Courier _ <text:s/>$_POST[PT]=40 _ <text:s/>$_POST[sendxy]= _ <text:s/>$_POST[Color]=#00ff40 _ <text:s/>$_POST[sizeDoc]=100 _</text:p>
          </table:table-cell>
        </table:table-row>
        <table:table-row table:style-name="ro2">
          <table:table-cell office:value-type="string">
            <text:p>Le 23/02/2023 Ã  20h23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0425]=mignon aussi ! _ <text:s/>$_POST[Btc80425]=#ff0000 _ <text:s/>$_POST[81677]=Mignon ! _ <text:s/>$_POST[Btc81677]=#00ff40 _ <text:s/>$_POST[Btd81677]=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22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0h22 et 3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1.5 _ <text:s/>$_POST[y]=38.1 _ <text:s/>$_POST[elemType]=Text _ <text:s/>$_POST[elemFont]=Courier _ <text:s/>$_POST[PT]=6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22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60055]=mignon aussi ! _ <text:s/>$_POST[Btc60055]=#ff0000 _ <text:s/>$_POST[Btd60055]=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10 et 4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1.5 _ <text:s/>$_POST[y]=28.4 _ <text:s/>$_POST[elemType]=Text _ <text:s/>$_POST[elemFont]=Courier _ <text:s/>$_POST[PT]=10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10 et 4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97569]=mignon aussi ! _ <text:s/>$_POST[Btc97569]=#ff0000 _ <text:s/>$_POST[Btd97569]=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10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75.9 _ <text:s/>$_POST[y]=46.1 _ <text:s/>$_POST[elemType]=Text _ <text:s/>$_POST[elemFont]=Courier _ <text:s/>$_POST[PT]=10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10 et 2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5301]=mignon aussi ! _ <text:s/>$_POST[Btc45301]=#ff0000 _ <text:s/>$_POST[Btd45301]=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10 et 0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3/02/2023 Ã  20h09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9.1 _ <text:s/>$_POST[y]=21.1 _ <text:s/>$_POST[elemType]=Text _ <text:s/>$_POST[elemFont]=Courier _ <text:s/>$_POST[PT]=76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09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3666]=mignon aussi ! _ <text:s/>$_POST[Btc43666]=#ff0000 _ <text:s/>$_POST[Btd43666]=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09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382 _ <text:s/>$_POST[Dy]=0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0.6 _ <text:s/>$_POST[y]=20.6 _ <text:s/>$_POST[elemType]=Text _ <text:s/>$_POST[elemFont]=Courier _ <text:s/>$_POST[PT]=6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09 et 2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382 _ <text:s/>$_POST[Dy]=0 _ <text:s/>$_POST[Dbt]=1.25 _ <text:s/>$_POST[14440]=chat.png,15,15 _ <text:s/>$_POST[Btc14440]=#8080ff _ <text:s/>$_POST[43659]=chat2.png,20,20 _ <text:s/>$_POST[Btc43659]=#000000 _ <text:s/>$_POST[43666]=mignon aussi ! _ <text:s/>$_POST[Btc43666]=#ff0000 _ <text:s/>$_POST[Btd43666]=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09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20h09 et 2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en2]= _</text:p>
          </table:table-cell>
          <table:table-cell/>
        </table:table-row>
        <table:table-row table:style-name="ro2">
          <table:table-cell office:value-type="string">
            <text:p>Le 23/02/2023 Ã  20h09 et 1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m</text:p>
          </table:table-cell>
          <table:table-cell office:value-type="string">
            <text:p>ignon aussi ! _ <text:s/>$_POST[Dx]=191.3333282470703 _ <text:s/>$_POST[Dy]=32 _ <text:s/>$_POST[Dbt]=1.25 _ <text:s/>$_POST[14440]=chat.png,15,15 _ <text:s/>$_POST[Btc14440]=#8080ff _ <text:s/>$_POST[43659]=chat2.png,20,20 _ <text:s/>$_POST[Btc43659]=#000000 _ <text:s/>$_POST[47173]=chat1.png,20,20 _ <text:s/>$_POST[Btc47173]=#00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0.6 _ <text:s/>$_POST[y]=20.6 _ <text:s/>$_POST[elemType]=Text _ <text:s/>$_POST[elemFont]=Courier _ <text:s/>$_POST[PT]=6 _ <text:s/>$_POST[sendxy]= _ <text:s/>$_POST[Color]=#ff0000 _ <text:s/>$_POST[sizeDoc]=100 _</text:p>
          </table:table-cell>
        </table:table-row>
        <table:table-row table:style-name="ro2">
          <table:table-cell office:value-type="string">
            <text:p>Le 23/02/2023 Ã  20h08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91.3333282470703 _ <text:s/>$_POST[Dy]=32 _ <text:s/>$_POST[Dbt]=1.25 _ <text:s/>$_POST[14440]=chat.png,15,15 _ <text:s/>$_POST[Btc14440]=#8080ff _ <text:s/>$_POST[43659]=chat2.png,20,20 _ <text:s/>$_POST[Btc43659]=#000000 _ <text:s/>$_POST[47173]=chat1.png,20,20 _ <text:s/>$_POST[Btc47173]=#000000 _ <text:s/>$_POST[81235]=mignon aussi ! _ <text:s/>$_POST[Btc81235]=#ff0000 _ <text:s/>$_POST[Btd81235]=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20h08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191.3333282470703 _ <text:s/>$_POST[Dy]=32 _ <text:s/>$_POST[Dbt]=1.25 _ <text:s/>$_POST[14440]=chat.png,15,15 _ <text:s/>$_POST[Btc14440]=#8080ff _ <text:s/>$_POST[43659]=chat2.png,20,20 _ <text:s/>$_POST[Btc43659]=#000000 _ <text:s/>$_POST[47173]=chat1.png,20,20 _ <text:s/>$_POST[Btc47173]=#000000 _ <text:s/>$_POST[81235]=mignon aussi ! _ <text:s/>$_POST[Btc81235]=#ff0000 _ <text:s/>$_POST[81677]=Mignon ! _ <text:s/>$_POST[Btc81677]=#00ff40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20h07 et 4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1.png,20,20 _ <text:s/>$_POST[Dx]=0 _ <text:s/>$_POST[Dy]=0 _ <text:s/>$_POST[Dbt]=1.25 _ <text:s/>$_POST[14440]=chat.png,15,15 _ <text:s/>$_POST[Btc14440]=#8080ff _ <text:s/>$_POST[43659]=chat2.png,20,20 _ <text:s/>$_POST[Btc43659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76.3 _ <text:s/>$_POST[y]=22.1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20h07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0 _ <text:s/>$_POST[Dbt]=1.25 _ <text:s/>$_POST[14440]=chat.png,15,15 _ <text:s/>$_POST[Btc14440]=#8080ff _ <text:s/>$_POST[43270]=chat1.png,20,20 _ <text:s/>$_POST[Btc43270]=#000000 _ <text:s/>$_POST[Btd43270]= _ <text:s/>$_POST[43659]=chat2.png,20,20 _ <text:s/>$_POST[Btc43659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100 _</text:p>
          </table:table-cell>
        </table:table-row>
        <table:table-row table:style-name="ro2">
          <table:table-cell office:value-type="string">
            <text:p>Le 23/02/2023 Ã  20h07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.png,15,15 _ <text:s/>$_POST[Dx]=0 _ <text:s/>$_POST[Dy]=0 _ <text:s/>$_POST[Dbt]=1.25 _ <text:s/>$_POST[43270]=chat1.png,20,20 _ <text:s/>$_POST[Btc43270]=#000000 _ <text:s/>$_POST[43659]=chat2.png,20,20 _ <text:s/>$_POST[Btc43659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3 _ <text:s/>$_POST[y]=6.1 _ <text:s/>$_POST[elemType]=Img _ <text:s/>$_POST[elemFont]=Courier _ <text:s/>$_POST[PT]=10 _ <text:s/>$_POST[sendxy]= _ <text:s/>$_POST[Color]=#8080ff _ <text:s/>$_POST[sizeDoc]=57 _</text:p>
          </table:table-cell>
        </table:table-row>
        <table:table-row table:style-name="ro2">
          <table:table-cell office:value-type="string">
            <text:p>Le 23/02/2023 Ã  20h07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0 _ <text:s/>$_POST[Dy]=0 _ <text:s/>$_POST[Dbt]=1.25 _ <text:s/>$_POST[43270]=chat1.png,20,20 _ <text:s/>$_POST[Btc43270]=#000000 _ <text:s/>$_POST[43659]=chat2.png,20,20 _ <text:s/>$_POST[Btc43659]=#000000 _ <text:s/>$_POST[48176]=chat.png,15,15 _ <text:s/>$_POST[Btc48176]=#8080ff _ <text:s/>$_POST[Btd48176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7 _</text:p>
          </table:table-cell>
        </table:table-row>
        <table:table-row table:style-name="ro2">
          <table:table-cell office:value-type="string">
            <text:p>Le 23/02/2023 Ã  20h06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imgdl]= _</text:p>
          </table:table-cell>
          <table:table-cell/>
        </table:table-row>
        <table:table-row table:style-name="ro2">
          <table:table-cell office:value-type="string">
            <text:p>Le 23/02/2023 Ã  19h20 et 4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Btpdf</text:p>
          </table:table-cell>
          <table:table-cell office:value-type="string">
            <text:p>]= _</text:p>
          </table:table-cell>
        </table:table-row>
        <table:table-row table:style-name="ro2">
          <table:table-cell office:value-type="string">
            <text:p>Le 23/02/2023 Ã  19h20 et 44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1.png,20,20 _ <text:s/>$_POST[Dx]=629.8666381835938 _ <text:s/>$_POST[Dy]=2.133333444595337 _ <text:s/>$_POST[Dbt]=1 _ <text:s/>$_POST[43659]=chat2.png,20,20 _ <text:s/>$_POST[Btc43659]=#000000 _ <text:s/>$_POST[48176]=chat.png,15,15 _ <text:s/>$_POST[Btc48176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64 _ <text:s/>$_POST[y]=20.3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9h20 et 4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630.933349609375 _ <text:s/>$_POST[Dy]=2.133333444595337 _ <text:s/>$_POST[Dbt]=1 _ <text:s/>$_POST[43659]=chat2.png,20,20 _ <text:s/>$_POST[Btc43659]=#000000 _ <text:s/>$_POST[44789]=chat.png,20,20 _ <text:s/>$_POST[Btc44789]=#8080ff _ <text:s/>$_POST[44973]=chat1.png,20,20 _ <text:s/>$_POST[Btc44973]=#000000 _ <text:s/>$_POST[Btd44973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72.1 _ <text:s/>$_POST[y]=74.3 _ <text:s/>$_POST[elemType]=Text _ <text:s/>$_POST[elemFont]=Courier _ <text:s/>$_POST[PT]=149 _ <text:s/>$_POST[Color]=#000000 _ <text:s/>$_POST[sizeDoc]=100 _</text:p>
          </table:table-cell>
        </table:table-row>
        <table:table-row table:style-name="ro2">
          <table:table-cell office:value-type="string">
            <text:p>Le 23/02/2023 Ã  19h09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3/02/2023 Ã  19h09 et 5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19h05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3/02/2023 Ã  19h05 et 2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19h04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3/02/2023 Ã  19h04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17h59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Btpdf]= _</text:p>
          </table:table-cell>
          <table:table-cell/>
        </table:table-row>
        <table:table-row table:style-name="ro2">
          <table:table-cell office:value-type="string">
            <text:p>Le 23/02/2023 Ã  17h59 et 0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.png,15,15 _ <text:s/>$_POST[Dx]=0 _ <text:s/>$_POST[Dy]=0 _ <text:s/>$_POST[Dbt]=1.25 _ <text:s/>$_POST[43659]=chat2.png,20,20 _ <text:s/>$_POST[Btc4365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2.6 _ <text:s/>$_POST[y]=22.5 _ <text:s/>$_POST[elemType]=Img _ <text:s/>$_POST[elemFont]=Courier _ <text:s/>$_POST[PT]=3 _ <text:s/>$_POST[sendxy]= _ <text:s/>$_POST[Color]=#8080ff _ <text:s/>$_POST[sizeDoc]=57 _</text:p>
          </table:table-cell>
        </table:table-row>
        <table:table-row table:style-name="ro2">
          <table:table-cell office:value-type="string">
            <text:p>Le 23/02/2023 Ã  17h57 et 4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</text:p>
          </table:table-cell>
          <table:table-cell/>
        </table:table-row>
        <table:table-row table:style-name="ro2">
          <table:table-cell office:value-type="string">
            <text:p>Le 23/02/2023 Ã  17h57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82 _ <text:s/>$_POST[Dy]=0 _ <text:s/>$_POST[Dbt]=1.25 _ <text:s/>$_POST[43659]=chat2.png,20,20 _ <text:s/>$_POST[Btc43659]=#000000 _ <text:s/>$_POST[44973]=chat1.png,20,20 _ <text:s/>$_POST[Btc44973]=#000000 _ <text:s/>$_POST[46105]=chat.png,20,20 _ <text:s/>$_POST[Btc46105]=#8080ff _ <text:s/>$_POST[Btd46105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7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.png,20,20 _ <text:s/>$_POST[Dx]=82 _ <text:s/>$_POST[Dy]=0 _ <text:s/>$_POST[Dbt]=1.25 _ <text:s/>$_POST[43659]=chat2.png,20,20 _ <text:s/>$_POST[Btc4365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5.5 _ <text:s/>$_POST[y]=21.5 _ <text:s/>$_POST[elemType]=Img _ <text:s/>$_POST[elemFont]=Courier _ <text:s/>$_POST[PT]=42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82 _ <text:s/>$_POST[Dy]=0 _ <text:s/>$_POST[Dbt]=1.25 _ <text:s/>$_POST[43659]=chat2.png,20,20 _ <text:s/>$_POST[Btc43659]=#000000 _ <text:s/>$_POST[44973]=chat1.png,20,20 _ <text:s/>$_POST[Btc44973]=#000000 _ <text:s/>$_POST[45229]=chat.png,20,20 _ <text:s/>$_POST[Btc45229]=#8080ff _ <text:s/>$_POST[Btd45229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.png,20,20 _ <text:s/>$_POST[Dx]=82 _ <text:s/>$_POST[Dy]=0 _ <text:s/>$_POST[Dbt]=1.25 _ <text:s/>$_POST[43659]=chat2.png,20,20 _ <text:s/>$_POST[Btc4365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1.9 _ <text:s/>$_POST[y]=21.1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82 _ <text:s/>$_POST[Dy]=0 _ <text:s/>$_POST[Dbt]=1.25 _ <text:s/>$_POST[43659]=chat2.png,20,20 _ <text:s/>$_POST[Btc43659]=#000000 _ <text:s/>$_POST[44973]=chat1.png,20,20 _ <text:s/>$_POST[Btc44973]=#000000 _ <text:s/>$_POST[49192]=chat.png,20,20 _ <text:s/>$_POST[Btc49192]=#8080ff _ <text:s/>$_POST[Btd49192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1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c</text:p>
          </table:table-cell>
          <table:table-cell office:value-type="string">
            <text:p>hat.png,20,20 _ <text:s/>$_POST[Dx]=82 _ <text:s/>$_POST[Dy]=0 _ <text:s/>$_POST[Dbt]=1.25 _ <text:s/>$_POST[43659]=chat2.png,20,20 _ <text:s/>$_POST[Btc4365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31.2 _ <text:s/>$_POST[y]=22.8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82 _ <text:s/>$_POST[Dy]=0 _ <text:s/>$_POST[Dbt]=1.25 _ <text:s/>$_POST[43659]=chat2.png,20,20 _ <text:s/>$_POST[Btc43659]=#000000 _ <text:s/>$_POST[44789]=chat.png,20,20 _ <text:s/>$_POST[Btc44789]=#8080ff _ <text:s/>$_POST[Btd44789]=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7h56 et 0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86.202.239.16 <text:s/>$_POST[layerpointerbs]=</text:p>
          </table:table-cell>
          <table:table-cell office:value-type="string">
            <text:p>_ <text:s/>$_POST[Dx]=82 _ <text:s/>$_POST[Dy]=0 _ <text:s/>$_POST[Dbt]=1.25 _ <text:s/>$_POST[12112]=chat.png,20,20 _ <text:s/>$_POST[Btc12112]=#8080ff _ <text:s/>$_POST[Btd12112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7h34 et 4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587.2000122070312 _ <text:s/>$_POST[Dy]=5.866666793823242 _ <text:s/>$_POST[Dbt]=0.75 _ <text:s/>$_POST[43659]=chat2.png,20,20 _ <text:s/>$_POST[Btc43659]=#000000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btplusgrand]= _ <text:s/>$_POST[sizeDoc]=100 _</text:p>
          </table:table-cell>
        </table:table-row>
        <table:table-row table:style-name="ro2">
          <table:table-cell office:value-type="string">
            <text:p>Le 23/02/2023 Ã  17h34 et 3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587.7333374023438 _ <text:s/>$_POST[Dy]=6.933333396911621 _ <text:s/>$_POST[Dbt]=0.5 _ <text:s/>$_POST[43659]=chat2.png,20,20 _ <text:s/>$_POST[Btc43659]=#000000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50 _ <text:s/>$_POST[Color]=#000000 _ <text:s/>$_POST[btplusgrand]= _ <text:s/>$_POST[sizeDoc]=100 _</text:p>
          </table:table-cell>
        </table:table-row>
        <table:table-row table:style-name="ro2">
          <table:table-cell office:value-type="string">
            <text:p>Le 23/02/2023 Ã  17h31 et 23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2.png,20,20 _ <text:s/>$_POST[Dx]=307.20001220703125 _ <text:s/>$_POST[Dy]=116.26667022705078 _ <text:s/>$_POST[Dbt]=0.5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39.9 _ <text:s/>$_POST[y]=20.6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31 et 2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307.20001220703125 _ <text:s/>$_POST[Dy]=116.80000305175781 _ <text:s/>$_POST[Dbt]=0.5 _ <text:s/>$_POST[43357]=chat2.png,20,20 _ <text:s/>$_POST[Btc43357]=#000000 _ <text:s/>$_POST[Btd43357]=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31 et 1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2.png,20,20 _ <text:s/>$_POST[Dx]=300.26666259765625 _ <text:s/>$_POST[Dy]=116.26667022705078 _ <text:s/>$_POST[Dbt]=0.5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30.7 _ <text:s/>$_POST[y]=20.5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30 et 5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2.133333444595337 _ <text:s/>$_POST[Dy]=50.13333511352539 _ <text:s/>$_POST[Dbt]=0.5 _ <text:s/>$_POST[37639]=chat2.png,30,30 _ <text:s/>$_POST[Btc37639]=#000000 _ <text:s/>$_POST[Btd37639]= _ <text:s/>$_POST[44789]=chat.png,20,20 _ <text:s/>$_POST[Btc44789]=#8080ff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100 _</text:p>
          </table:table-cell>
        </table:table-row>
        <table:table-row table:style-name="ro2">
          <table:table-cell office:value-type="string">
            <text:p>Le 23/02/2023 Ã  17h30 et 5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.png,20,20 _ <text:s/>$_POST[Dx]=971.7333374023438 _ <text:s/>$_POST[Dy]=32 _ <text:s/>$_POST[Dbt]=0.5 _ <text:s/>$_POST[37639]=chat2.png,30,30 _ <text:s/>$_POST[Btc3763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89.9 _ <text:s/>$_POST[y]=20.9 _ <text:s/>$_POST[elemType]=Img _ <text:s/>$_POST[elemFont]=Courier _ <text:s/>$_POST[PT]=10 _ <text:s/>$_POST[sendxy]= _ <text:s/>$_POST[Color]=#8080ff _ <text:s/>$_POST[sizeDoc]=100 _</text:p>
          </table:table-cell>
        </table:table-row>
        <table:table-row table:style-name="ro2">
          <table:table-cell office:value-type="string">
            <text:p>Le 23/02/2023 Ã  17h30 et 43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442.13330078125 _ <text:s/>$_POST[Dy]=102.93333435058594 _ <text:s/>$_POST[Dbt]=0.5 _ <text:s/>$_POST[37639]=chat2.png,30,30 _ <text:s/>$_POST[Btc37639]=#000000 _ <text:s/>$_POST[44973]=chat1.png,20,20 _ <text:s/>$_POST[Btc44973]=#000000 _ <text:s/>$_POST[45712]=chat.png,20,20 _ <text:s/>$_POST[Btc45712]=#8080ff _ <text:s/>$_POST[Btd45712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100 _</text:p>
          </table:table-cell>
        </table:table-row>
        <table:table-row table:style-name="ro2">
          <table:table-cell office:value-type="string">
            <text:p>Le 23/02/2023 Ã  17h30 et 4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.png,20,20 _ <text:s/>$_POST[Dx]=1642.13330078125 _ <text:s/>$_POST[Dy]=33.06666564941406 _ <text:s/>$_POST[Dbt]=0.5 _ <text:s/>$_POST[37639]=chat2.png,30,30 _ <text:s/>$_POST[Btc3763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40.2 _ <text:s/>$_POST[y]=21.1 _ <text:s/>$_POST[elemType]=Img _ <text:s/>$_POST[elemFont]=Courier _ <text:s/>$_POST[PT]=10 _ <text:s/>$_POST[sendxy]= _ <text:s/>$_POST[Color]=#8080ff _ <text:s/>$_POST[sizeDoc]=100 _</text:p>
          </table:table-cell>
        </table:table-row>
        <table:table-row table:style-name="ro2">
          <table:table-cell office:value-type="string">
            <text:p>Le 23/02/2023 Ã  17h30 et 2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642.13330078125 _ <text:s/>$_POST[Dy]=0 _ <text:s/>$_POST[Dbt]=0.5 _ <text:s/>$_POST[12112]=chat.png,20,20 _ <text:s/>$_POST[Btc12112]=#8080ff _ <text:s/>$_POST[Btd12112]= _ <text:s/>$_POST[37639]=chat2.png,30,30 _ <text:s/>$_POST[Btc3763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30 et 2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778.13330078125 _ <text:s/>$_POST[Dy]=0 _ <text:s/>$_POST[Dbt]=0.75 _ <text:s/>$_POST[12112]=chat.png,20,20 _ <text:s/>$_POST[Btc12112]=#8080ff _ <text:s/>$_POST[37639]=chat2.png,30,30 _ <text:s/>$_POST[Btc3763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2 _ <text:s/>$_POST[Color]=#000000 _ <text:s/>$_POST[btpluspetit]= _ <text:s/>$_POST[sizeDoc]=100 _</text:p>
          </table:table-cell>
        </table:table-row>
        <table:table-row table:style-name="ro2">
          <table:table-cell office:value-type="string">
            <text:p>Le 23/02/2023 Ã  17h30 et 1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778.13330078125 _ <text:s/>$_POST[Dy]=0 _ <text:s/>$_POST[Dbt]=1 _ <text:s/>$_POST[12112]=chat.png,20,20 _ <text:s/>$_POST[Btc12112]=#8080ff _ <text:s/>$_POST[37639]=chat2.png,30,30 _ <text:s/>$_POST[Btc37639]=#000000 _ <text:s/>$_POST[44973]=chat1.png,20,20 _ <text:s/>$_POST[Btc44973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btpluspetit]= _ <text:s/>$_POST[sizeDoc]=100 _</text:p>
          </table:table-cell>
        </table:table-row>
        <table:table-row table:style-name="ro2">
          <table:table-cell office:value-type="string">
            <text:p>Le 23/02/2023 Ã  17h30 et 03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1.png,20,20 _ <text:s/>$_POST[Dx]=746.1333618164062 _ <text:s/>$_POST[Dy]=16 _ <text:s/>$_POST[Dbt]=1 _ <text:s/>$_POST[12112]=chat.png,20,20 _ <text:s/>$_POST[Btc12112]=#8080ff _ <text:s/>$_POST[37639]=chat2.png,30,30 _ <text:s/>$_POST[Btc37639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66.3 _ <text:s/>$_POST[y]=21.1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9 et 5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075.199951171875 _ <text:s/>$_POST[Dy]=76.26667022705078 _ <text:s/>$_POST[Dbt]=1 _ <text:s/>$_POST[12112]=chat.png,20,20 _ <text:s/>$_POST[Btc12112]=#8080ff _ <text:s/>$_POST[37639]=chat2.png,30,30 _ <text:s/>$_POST[Btc37639]=#000000 _ <text:s/>$_POST[66404]=chat1.png,20,20 _ <text:s/>$_POST[Btc66404]=#000000 _ <text:s/>$_POST[Btd66404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9 et 55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1.png,20,20 _ <text:s/>$_POST[Dx]=1075.199951171875 _ <text:s/>$_POST[Dy]=76.26667022705078 _ <text:s/>$_POST[Dbt]=1 _ <text:s/>$_POST[12112]=chat.png,20,20 _ <text:s/>$_POST[Btc12112]=#8080ff _ <text:s/>$_POST[37639]=chat2.png,30,30 _ <text:s/>$_POST[Btc37639]=#000000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09.4 _ <text:s/>$_POST[y]=31.1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8 et 5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2.png,30,30 _ <text:s/>$_POST[Dx]=11.199999809265137 _ <text:s/>$_POST[Dy]=0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4.9 _ <text:s/>$_POST[y]=17.9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8 et 3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985.066650390625 _ <text:s/>$_POST[Dy]=421.8666687011719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111197]=chat2.png,30,30 _ <text:s/>$_POST[Btc111197]=#000000 _ <text:s/>$_POST[Btd111197]=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8 et 32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2.png,30,30 _ <text:s/>$_POST[Dx]=859.2000122070312 _ <text:s/>$_POST[Dy]=196.8000030517578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4.7 _ <text:s/>$_POST[y]=52.5 _ <text:s/>$_POST[elemType]=Img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8 et 2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859.2000122070312 _ <text:s/>$_POST[Dy]=197.86666870117188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111197]=chat2.png,30,30 _ <text:s/>$_POST[Btc111197]=#000000 _ <text:s/>$_POST[Btd111197]=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8 et 2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7h28 et 2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934.933349609375 _ <text:s/>$_POST[Dy]=285.8666687011719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111197]=chat2.png,30,30 _ <text:s/>$_POST[Btc111197]=#000000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Btpen]= _ <text:s/>$_POST[sizeDoc]=100 _</text:p>
          </table:table-cell>
        </table:table-row>
        <table:table-row table:style-name="ro2">
          <table:table-cell office:value-type="string">
            <text:p>Le 23/02/2023 Ã  17h28 et 1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chat2.png,30,30 _ <text:s/>$_POST[Dx]=935.2000122070312 _ <text:s/>$_POST[Dy]=286.9333190917969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4.7 _ <text:s/>$_POST[y]=52.5 _ <text:s/>$_POST[elemType]=Text _ <text:s/>$_POST[elemFont]=Courier _ <text:s/>$_POST[PT]=10 _ <text:s/>$_POST[sendxy]= _ <text:s/>$_POST[Color]=#000000 _ <text:s/>$_POST[sizeDoc]=100 _</text:p>
          </table:table-cell>
        </table:table-row>
        <table:table-row table:style-name="ro2">
          <table:table-cell office:value-type="string">
            <text:p>Le 23/02/2023 Ã  17h26 et 0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7h26 et 0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file]</text:p>
          </table:table-cell>
          <table:table-cell table:formula="of:=calend.png _  $_post[submitupl]=envoyer _" office:value-type="string" office:string-value="Err :509">
            <text:p>Err :509</text:p>
          </table:table-cell>
        </table:table-row>
        <table:table-row table:style-name="ro2">
          <table:table-cell office:value-type="string">
            <text:p>Le 23/02/2023 Ã  17h25 et 44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282.13330078125 _ <text:s/>$_POST[Dy]=0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 <text:s/>$_POST[Btcloudci]= _</text:p>
          </table:table-cell>
        </table:table-row>
        <table:table-row table:style-name="ro2">
          <table:table-cell office:value-type="string">
            <text:p>Le 23/02/2023 Ã  17h25 et 3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MAX_F</text:p>
          </table:table-cell>
          <table:table-cell office:value-type="string">
            <text:p>ILE_SIZE]=30000 _ <text:s/>$_POST[submit]=Uploader! _</text:p>
          </table:table-cell>
        </table:table-row>
        <table:table-row table:style-name="ro2">
          <table:table-cell office:value-type="string">
            <text:p>Le 23/02/2023 Ã  17h25 et 05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1282.13330078125 _ <text:s/>$_POST[Dy]=0 _ <text:s/>$_POST[Dbt]=1 _ <text:s/>$_POST[12112]=chat.png,20,20 _ <text:s/>$_POST[Btc12112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000000 _ <text:s/>$_POST[sizeDoc]=100 _ <text:s/>$_POST[Btupl]= _</text:p>
          </table:table-cell>
        </table:table-row>
        <table:table-row table:style-name="ro2">
          <table:table-cell office:value-type="string">
            <text:p>Le 23/02/2023 Ã  17h22 et 3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Btpdf</text:p>
          </table:table-cell>
          <table:table-cell office:value-type="string">
            <text:p>]= _</text:p>
          </table:table-cell>
        </table:table-row>
        <table:table-row table:style-name="ro2">
          <table:table-cell office:value-type="string">
            <text:p>Le 23/02/2023 Ã  17h22 et 2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7h22 et 26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file]</text:p>
          </table:table-cell>
          <table:table-cell table:formula="of:=calend.csv _  $_post[submitupl]=envoyer _" office:value-type="string" office:string-value="Err :509">
            <text:p>Err :509</text:p>
          </table:table-cell>
        </table:table-row>
        <table:table-row table:style-name="ro2">
          <table:table-cell office:value-type="string">
            <text:p>Le 23/02/2023 Ã  17h22 et 18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10 _ <text:s/>$_POST[Color]=#000000 _ <text:s/>$_POST[sizeDoc]=19 _ <text:s/>$_POST[Btcloudc]= _</text:p>
          </table:table-cell>
        </table:table-row>
        <table:table-row table:style-name="ro2">
          <table:table-cell office:value-type="string">
            <text:p>Le 23/02/2023 Ã  17h22 et 14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7h22 et 14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Btpen</text:p>
          </table:table-cell>
          <table:table-cell office:value-type="string">
            <text:p>2]= _</text:p>
          </table:table-cell>
        </table:table-row>
        <table:table-row table:style-name="ro2">
          <table:table-cell office:value-type="string">
            <text:p>Le 23/02/2023 Ã  17h22 et 1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7h22 et 10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file]</text:p>
          </table:table-cell>
          <table:table-cell table:formula="of:=calend.png _  $_post[submitupl]=envoyer _" office:value-type="string" office:string-value="Err :509">
            <text:p>Err :509</text:p>
          </table:table-cell>
        </table:table-row>
        <table:table-row table:style-name="ro2">
          <table:table-cell office:value-type="string">
            <text:p>Le 23/02/2023 Ã  17h21 et 57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 <text:s/>$_POST[layer</text:p>
          </table:table-cell>
          <table:table-cell office:value-type="string">
            <text:p>pointerbs]= _ <text:s/>$_POST[Dx]=0 _ <text:s/>$_POST[Dy]=0 _ <text:s/>$_POST[Dbt]=1 _ <text:s/>$_POST[41784]=TMd _ <text:s/>$_POST[Btc41784]=#b3b3b3 _ <text:s/>$_POST[61288]=true _ <text:s/>$_POST[Btc61288]=#000000 _ <text:s/>$_POST[87541]=M Coussin _ <text:s/>$_POST[Btc87541]=#ff8000 _ <text:s/>$_POST[97205]=BRETZEL ANDCO _ <text:s/>$_POST[Btc97205]=#ff8000 _ <text:s/>$_POST[101865]=Super sonic _ <text:s/>$_POST[Btc101865]=#00ff00 _ <text:s/>$_POST[114971]= _ <text:s/>$_POST[Btc114971]=#000000 _ <text:s/>$_POST[119954]=Erenis _ <text:s/>$_POST[Btc119954]=#ff5100 _ <text:s/>$_POST[127585]= _ <text:s/>$_POST[Btc127585]=#000000 _ <text:s/>$_POST[166634]=World wilde co _ <text:s/>$_POST[Btc166634]=#ff8000 _ <text:s/>$_POST[183579]= _ <text:s/>$_POST[Btc183579]=#ff5100 _ <text:s/>$_POST[184370]=Word wikd co _ <text:s/>$_POST[Btc184370]=#000000 _ <text:s/>$_POST[199645]=Ll _ <text:s/>$_POST[Btc199645]=#000000 _ <text:s/>$_POST[216028]= _ <text:s/>$_POST[Btc216028]=#000000 _ <text:s/>$_POST[Btc216626]=#000000 _ <text:s/>$_POST[Btc218215]=#000000 _ <text:s/>$_POST[231320]=69001 _ <text:s/>$_POST[Btc231320]=#000000 _ <text:s/>$_POST[232013]=Lyon _ <text:s/>$_POST[Btc232013]=#000000 _ <text:s/>$_POST[232032]= _ <text:s/>$_POST[Btc232032]=#000000 _ <text:s/>$_POST[247757]=Ll _ <text:s/>$_POST[Btc247757]=#000000 _ <text:s/>$_POST[263669]=Ll _ <text:s/>$_POST[Btc263669]=#000000 _ <text:s/>$_POST[280189]= _ <text:s/>$_POST[Btc280189]=#000000 _ <text:s/>$_POST[296107]= _ <text:s/>$_POST[Btc296107]=#000000 _ <text:s/>$_POST[311791]= _ <text:s/>$_POST[Btc311791]=#000000 _ <text:s/>$_POST[312030]= _ <text:s/>$_POST[Btc312030]=#000000 _ <text:s/>$_POST[324120]=dd _ <text:s/>$_POST[Btc324120]=#000000 _ <text:s/>$_POST[327934]= _ <text:s/>$_POST[Btc327934]=#000000 _ <text:s/>$_POST[362584]= _ <text:s/>$_POST[Btc362584]=#000000 _ <text:s/>$_POST[370814]= _ <text:s/>$_POST[Btc370814]=#000000 _ <text:s/>$_POST[379873]= _ <text:s/>$_POST[Btc379873]=#000000 _ <text:s/>$_POST[387843]= _ <text:s/>$_POST[Btc387843]=#000000 _ <text:s/>$_POST[396463]= _ <text:s/>$_POST[Btc396463]=#000000 _ <text:s/>$_POST[404912]= _ <text:s/>$_POST[Btc404912]=#000000 _ <text:s/>$_POST[405653]= _ <text:s/>$_POST[Btc405653]=#000000 _ <text:s/>$_POST[413207]= _ <text:s/>$_POST[Btc413207]=#000000 _ <text:s/>$_POST[Btc483994]=#000000 _ <text:s/>$_POST[Btc496173]=#000000 _ <text:s/>$_POST[499042]= _ <text:s/>$_POST[Btc499042]=#000000 _ <text:s/>$_POST[499399]= _ <text:s/>$_POST[Btc499399]=#000000 _ <text:s/>$_POST[Btc508564]=#000000 _ <text:s/>$_POST[510267]= _ <text:s/>$_POST[Btc510267]=#000000 _ <text:s/>$_POST[Btc520112]=#000000 _ <text:s/>$_POST[x]=x _ <text:s/>$_POST[y]=y _ <text:s/>$_POST[elemType]=Text _ <text:s/>$_POST[elemFont]=Courier _ <text:s/>$_POST[PT]=97 _ <text:s/>$_POST[Color]=#000000 _ <text:s/>$_POST[sizeDoc]=19 _ <text:s/>$_POST[Btcloudci]= _</text:p>
          </table:table-cell>
        </table:table-row>
        <table:table-row table:style-name="ro2">
          <table:table-cell office:value-type="string">
            <text:p>Le 23/02/2023 Ã  17h16 et 01s <text:s/>Connected successfully funct loaded! <text:s/>a is set! -Navigateur client:</text:p>
          </table:table-cell>
          <table:table-cell office:value-type="string">
            <text:p><text:s/>Mozilla/5.0 (Android 12; Mobile; rv:109.0) Gecko/110.0 Firefox/110.0 <text:s/>- Ip :2a01:c</text:p>
          </table:table-cell>
          <table:table-cell office:value-type="string">
            <text:p>b16:46:4075:b40d:8940:6ff5:92b0</text:p>
          </table:table-cell>
          <table:table-cell/>
        </table:table-row>
        <table:table-row table:style-name="ro2">
          <table:table-cell office:value-type="string">
            <text:p>Le 23/02/2023 Ã  14h57 et 4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png,20,20 _ <text:s/>$_POST[Dx]=82 _ <text:s/>$_POST[Dy]=0 _ <text:s/>$_POST[Dbt]=1.25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1.2 _ <text:s/>$_POST[y]=5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7 et 3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12112]=chat.png,20,20 _ <text:s/>$_POST[Btc12112]=#8080ff _ <text:s/>$_POST[Btd12112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7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7 et 0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png,20,20 _ <text:s/>$_POST[Dx]=82 _ <text:s/>$_POST[Dy]=0 _ <text:s/>$_POST[Dbt]=1.25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1.2 _ <text:s/>$_POST[y]=5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6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43558]=chat.png,20,20 _ <text:s/>$_POST[Btc43558]=#8080ff _ <text:s/>$_POST[Btd43558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6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6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18707]=chat1.png,20,20 _ <text:s/>$_POST[Btc18707]=#8080ff _ <text:s/>$_POST[Bts18707]=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6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png,20,20 _ <text:s/>$_POST[Dx]=82 _ <text:s/>$_POST[Dy]=0 _ <text:s/>$_POST[Dbt]=1.25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7.7 _ <text:s/>$_POST[y]=8.3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6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43440]=chat1.png,20,20 _ <text:s/>$_POST[Btc43440]=#8080ff _ <text:s/>$_POST[Btd43440]=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6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6 et 1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43440]=chat1.png,20,20 _ <text:s/>$_POST[Btc43440]=#8080ff _ <text:s/>$_POST[43558]=chat.png,20,20 _ <text:s/>$_POST[Btc43558]=#8080ff _ <text:s/>$_POST[45138]=chat2.png,10,10 _ <text:s/>$_POST[Btc45138]=#8080ff _ <text:s/>$_POST[Bts45138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5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5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2.png,10,10 _ <text:s/>$_POST[Dx]=82 _ <text:s/>$_POST[Dy]=0 _ <text:s/>$_POST[Dbt]=1.25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45.8 _ <text:s/>$_POST[y]=20.8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5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82 _ <text:s/>$_POST[Dy]=0 _ <text:s/>$_POST[Dbt]=1.25 _ <text:s/>$_POST[11310]=chat2.png,30,30 _ <text:s/>$_POST[Btc11310]=#8080ff _ <text:s/>$_POST[Btd11310]=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5 et 1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5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2.png,30,30 _ <text:s/>$_POST[Dx]=0 _ <text:s/>$_POST[Dy]=0 _ <text:s/>$_POST[Dbt]=1.25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5 _ <text:s/>$_POST[y]=4.6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5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png,30,30 _ <text:s/>$_POST[Btc11310]=#8080ff _ <text:s/>$_POST[Btd11310]=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5 et 0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png,20,20 _ <text:s/>$_POST[Dx]=0 _ <text:s/>$_POST[Dy]=0 _ <text:s/>$_POST[Dbt]=1.25 _ <text:s/>$_POST[11310]=chat2.png,30,30 _ <text:s/>$_POST[Btc1131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3 _ <text:s/>$_POST[y]=20.1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4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png,30,30 _ <text:s/>$_POST[Btc11310]=#8080ff _ <text:s/>$_POST[43440]=chat1.png,20,20 _ <text:s/>$_POST[Btc43440]=#8080ff _ <text:s/>$_POST[Btd43440]=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4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png,20,20 _ <text:s/>$_POST[Dx]=0 _ <text:s/>$_POST[Dy]=0 _ <text:s/>$_POST[Dbt]=1.25 _ <text:s/>$_POST[11310]=chat2.png,30,30 _ <text:s/>$_POST[Btc11310]=#8080ff _ <text:s/>$_POST[43440]=chat1.png,20,20 _ <text:s/>$_POST[Btc4344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2.8 _ <text:s/>$_POST[y]=20.3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4 et 5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png,30,30 _ <text:s/>$_POST[Btc11310]=#8080ff _ <text:s/>$_POST[43440]=chat1.png,20,20 _ <text:s/>$_POST[Btc43440]=#8080ff _ <text:s/>$_POST[43558]=chat.png,20,20 _ <text:s/>$_POST[Btc43558]=#8080ff _ <text:s/>$_POST[Btd43558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4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/>
        </table:table-row>
        <table:table-row table:style-name="ro2">
          <table:table-cell office:value-type="string">
            <text:p>Le 23/02/2023 Ã  14h53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1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51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2.png,30,30 _ <text:s/>$_POST[Dx]=0 _ <text:s/>$_POST[Dy]=0 _ <text:s/>$_POST[Dbt]=1.25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5 _ <text:s/>$_POST[y]=4.6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1 et 3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Btd11310]= _ <text:s/>$_POST[43440]=chat1.png,20,20 _ <text:s/>$_POST[Btc4344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1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png,20,20 _ <text:s/>$_POST[Dx]=0 _ <text:s/>$_POST[Dy]=0 _ <text:s/>$_POST[Dbt]=1.25 _ <text:s/>$_POST[11310]=chat2.jpg,30,30 _ <text:s/>$_POST[Btc11310]=#8080ff _ <text:s/>$_POST[43558]=chat.pn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3 _ <text:s/>$_POST[y]=20.1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1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png,20,20 _ <text:s/>$_POST[Btc43558]=#8080ff _ <text:s/>$_POST[43651]=chat1.jpg,20,20 _ <text:s/>$_POST[Btc43651]=#8080ff _ <text:s/>$_POST[Btd43651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1 et 1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png,20,20 _ <text:s/>$_POST[Btc43558]=#8080ff _ <text:s/>$_POST[43651]=chat1.jpg,20,20 _ <text:s/>$_POST[Btc43651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0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png,20,20 _ <text:s/>$_POST[Dx]=0 _ <text:s/>$_POST[Dy]=0 _ <text:s/>$_POST[Dbt]=1.25 _ <text:s/>$_POST[11310]=chat2.jpg,30,30 _ <text:s/>$_POST[Btc11310]=#8080ff _ <text:s/>$_POST[43651]=chat1.jpg,20,20 _ <text:s/>$_POST[Btc43651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2.8 _ <text:s/>$_POST[y]=20.3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50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jpg,20,20 _ <text:s/>$_POST[Btc43558]=#8080ff _ <text:s/>$_POST[Btd43558]= _ <text:s/>$_POST[43651]=chat1.jpg,20,20 _ <text:s/>$_POST[Btc43651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7 et 0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46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jpg,20,20 _ <text:s/>$_POST[Dx]=0 _ <text:s/>$_POST[Dy]=0 _ <text:s/>$_POST[Dbt]=1.25 _ <text:s/>$_POST[11310]=chat2.jpg,30,30 _ <text:s/>$_POST[Btc11310]=#8080ff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3.1 _ <text:s/>$_POST[y]=20.2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5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jpg,20,20 _ <text:s/>$_POST[Btc43558]=#8080ff _ <text:s/>$_POST[54167]=chat1.jpg,20,20 _ <text:s/>$_POST[Btc54167]=#8080ff _ <text:s/>$_POST[Btd54167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4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jpg,20,20 _ <text:s/>$_POST[Dx]=0 _ <text:s/>$_POST[Dy]=0 _ <text:s/>$_POST[Dbt]=1.25 _ <text:s/>$_POST[11310]=chat2.jpg,30,30 _ <text:s/>$_POST[Btc11310]=#8080ff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4.7 _ <text:s/>$_POST[y]=25.2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3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jpg,20,20 _ <text:s/>$_POST[Btc43558]=#8080ff _ <text:s/>$_POST[54167]=chat1.png,20,20 _ <text:s/>$_POST[Btc54167]=#8080ff _ <text:s/>$_POST[Btd54167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png,20,20 _ <text:s/>$_POST[Dx]=0 _ <text:s/>$_POST[Dy]=0 _ <text:s/>$_POST[Dbt]=1.25 _ <text:s/>$_POST[11310]=chat2.jpg,30,30 _ <text:s/>$_POST[Btc11310]=#8080ff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4.7 _ <text:s/>$_POST[y]=25.2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1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hat2.jpg,30,30 _ <text:s/>$_POST[Btc11310]=#8080ff _ <text:s/>$_POST[43558]=chat.jpg,20,20 _ <text:s/>$_POST[Btc43558]=#8080ff _ <text:s/>$_POST[54167]=chat1.png,20,20 _ <text:s/>$_POST[Btc54167]=#8080ff _ <text:s/>$_POST[Btd54167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46 et 1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1.png,20,20 _ <text:s/>$_POST[Dx]=0 _ <text:s/>$_POST[Dy]=0 _ <text:s/>$_POST[Dbt]=1.25 _ <text:s/>$_POST[11310]=chat2.jpg,30,30 _ <text:s/>$_POST[Btc11310]=#8080ff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4.7 _ <text:s/>$_POST[y]=25.2 _ <text:s/>$_POST[elemType]=Text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8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2.jpg,30,30 _ <text:s/>$_POST[Dx]=0 _ <text:s/>$_POST[Dy]=0 _ <text:s/>$_POST[Dbt]=1.25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5 _ <text:s/>$_POST[y]=4.6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8 et 0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Btd11310]= _ <text:s/>$_POST[43558]=chat.jpg,20,20 _ <text:s/>$_POST[Btc43558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20,2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2.8 _ <text:s/>$_POST[y]=20.3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5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50170]=chat.jpg,20,20 _ <text:s/>$_POST[Btc50170]=#8080ff _ <text:s/>$_POST[Btd50170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20,2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03 _ <text:s/>$_POST[y]=23.4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50170]=chat.jpg,30,30 _ <text:s/>$_POST[Btc50170]=#8080ff _ <text:s/>$_POST[Btd50170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30,3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03 _ <text:s/>$_POST[y]=23.4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43526]=chat.jpg,30,30 _ <text:s/>$_POST[Btc43526]=#8080ff _ <text:s/>$_POST[Btd43526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7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30,3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89.6 _ <text:s/>$_POST[y]=20.3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6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55391]=chat.jpg,30,30 _ <text:s/>$_POST[Btc55391]=#8080ff _ <text:s/>$_POST[Btd55391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36 et 4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30,3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1.1 _ <text:s/>$_POST[y]=25.8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20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53899]=chat.jpg,30,30 _ <text:s/>$_POST[Btc53899]=#8080ff _ <text:s/>$_POST[Btd53899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20 et 0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pdf]= _</text:p>
          </table:table-cell>
        </table:table-row>
        <table:table-row table:style-name="ro2">
          <table:table-cell office:value-type="string">
            <text:p>Le 23/02/2023 Ã  14h19 et 2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hat.jpg,30,30 _ <text:s/>$_POST[Dx]=0 _ <text:s/>$_POST[Dy]=0 _ <text:s/>$_POST[Dbt]=1.25 _ <text:s/>$_POST[11310]=calend.png,30,30 _ <text:s/>$_POST[Btc113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18.9 _ <text:s/>$_POST[y]=25.1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4h18 et 5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0 _ <text:s/>$_POST[Dy]=0 _ <text:s/>$_POST[Dbt]=1.25 _ <text:s/>$_POST[11310]=calend.png,30,30 _ <text:s/>$_POST[Btc11310]=#8080ff _ <text:s/>$_POST[53899]=6 _ <text:s/>$_POST[Btc53899]=#8080ff _ <text:s/>$_POST[Btd53899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4h18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/>
        </table:table-row>
        <table:table-row table:style-name="ro2">
          <table:table-cell office:value-type="string">
            <text:p>Le 23/02/2023 Ã  14h18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302 _ <text:s/>$_POST[Dy]=0 _ <text:s/>$_POST[Dbt]=1.25 _ <text:s/>$_POST[11310]=calend.png,30,30 _ <text:s/>$_POST[Btc113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Btpen]= _ <text:s/>$_POST[sizeDoc]=59 _</text:p>
          </table:table-cell>
        </table:table-row>
        <table:table-row table:style-name="ro2">
          <table:table-cell office:value-type="string">
            <text:p>Le 23/02/2023 Ã  13h51 et 4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/>
        </table:table-row>
        <table:table-row table:style-name="ro2">
          <table:table-cell office:value-type="string">
            <text:p>Le 23/02/2023 Ã  13h51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151.3333282470703 _ <text:s/>$_POST[Dy]=0 _ <text:s/>$_POST[Dbt]=1.25 _ <text:s/>$_POST[11310]=calend.png,30,30 _ <text:s/>$_POST[Btc113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Btpen]= _ <text:s/>$_POST[sizeDoc]=59 _</text:p>
          </table:table-cell>
        </table:table-row>
        <table:table-row table:style-name="ro2">
          <table:table-cell office:value-type="string">
            <text:p>Le 23/02/2023 Ã  13h51 et 3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alend.png,30,30 _ <text:s/>$_POST[Dx]=151.3333282470703 _ <text:s/>$_POST[Dy]=0 _ <text:s/>$_POST[Dbt]=1.25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5 _ <text:s/>$_POST[y]=4.6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3h51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151.3333282470703 _ <text:s/>$_POST[Dy]=0 _ <text:s/>$_POST[Dbt]=1.25 _ <text:s/>$_POST[11521]=calend.png,10,10 _ <text:s/>$_POST[Btc11521]=#8080ff _ <text:s/>$_POST[Btd11521]=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3h51 et 2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alend.png,10,10 _ <text:s/>$_POST[Dx]=151.3333282470703 _ <text:s/>$_POST[Dy]=0 _ <text:s/>$_POST[Dbt]=1.25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65.1 _ <text:s/>$_POST[y]=4.7 _ <text:s/>$_POST[elemType]=Img _ <text:s/>$_POST[elemFont]=Courier _ <text:s/>$_POST[PT]=10 _ <text:s/>$_POST[sendxy]= _ <text:s/>$_POST[Color]=#8080ff _ <text:s/>$_POST[sizeDoc]=59 _</text:p>
          </table:table-cell>
        </table:table-row>
        <table:table-row table:style-name="ro2">
          <table:table-cell office:value-type="string">
            <text:p>Le 23/02/2023 Ã  13h51 et 0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140 _ <text:s/>$_POST[Dy]=0 _ <text:s/>$_POST[Dbt]=1.25 _ <text:s/>$_POST[53899]=6 _ <text:s/>$_POST[Btc53899]=#8080ff _ <text:s/>$_POST[68994]=calend.png,100,100 _ <text:s/>$_POST[Btc68994]=#8080ff _ <text:s/>$_POST[Btd68994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59 _</text:p>
          </table:table-cell>
        </table:table-row>
        <table:table-row table:style-name="ro2">
          <table:table-cell office:value-type="string">
            <text:p>Le 23/02/2023 Ã  13h50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alend.png,100,100 _ <text:s/>$_POST[Dx]=140 _ <text:s/>$_POST[Dy]=100 _ <text:s/>$_POST[Dbt]=1.25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95.4 _ <text:s/>$_POST[y]=32.4 _ <text:s/>$_POST[elemType]=Img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3/02/2023 Ã  13h49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140 _ <text:s/>$_POST[Dy]=100 _ <text:s/>$_POST[Dbt]=1.25 _ <text:s/>$_POST[53710]=calend.png,100,100 _ <text:s/>$_POST[Btc53710]=#8080ff _ <text:s/>$_POST[Btd53710]=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3/02/2023 Ã  13h49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Btimgdl]= _</text:p>
          </table:table-cell>
        </table:table-row>
        <table:table-row table:style-name="ro2">
          <table:table-cell office:value-type="string">
            <text:p>Le 23/02/2023 Ã  13h48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calend.png,100,100 _ <text:s/>$_POST[Dx]=140 _ <text:s/>$_POST[Dy]=100 _ <text:s/>$_POST[Dbt]=1.25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00 _ <text:s/>$_POST[y]=25.1 _ <text:s/>$_POST[elemType]=Img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3/02/2023 Ã  13h48 et 2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140 _ <text:s/>$_POST[Dy]=100 _ <text:s/>$_POST[Dbt]=1.25 _ <text:s/>$_POST[53710]=calend.png,100,100 _ <text:s/>$_POST[Btc53710]=#8080ff _ <text:s/>$_POST[Btd53710]=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3/02/2023 Ã  13h48 et 1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/>
        </table:table-row>
        <table:table-row table:style-name="ro2">
          <table:table-cell office:value-type="string">
            <text:p>Le 23/02/2023 Ã  13h48 et 1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70 _ <text:s/>$_POST[Dy]=50 _ <text:s/>$_POST[Dbt]=1.25 _ <text:s/>$_POST[53710]=calend.png,100,100 _ <text:s/>$_POST[Btc537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Btpen]= _ <text:s/>$_POST[sizeDoc]=68 _</text:p>
          </table:table-cell>
        </table:table-row>
        <table:table-row table:style-name="ro2">
          <table:table-cell office:value-type="string">
            <text:p>Le 23/02/2023 Ã  13h48 et 0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 office:value-type="string">
            <text:p>$_POST[layerpointerbs]= _ <text:s/>$_POST[Dx]=70.66666412353516 _ <text:s/>$_POST[Dy]=50.66666793823242 _ <text:s/>$_POST[Dbt]=1.25 _ <text:s/>$_POST[53710]=calend.png,100,100 _ <text:s/>$_POST[Btc537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3/02/2023 Ã  13h47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a19b:7660:c9c:ffa3</text:p>
          </table:table-cell>
          <table:table-cell/>
        </table:table-row>
        <table:table-row table:style-name="ro2">
          <table:table-cell office:value-type="string">
            <text:p>Le 21/02/2023 Ã  20h26 et 41s <text:s/>Connected successfully funct loaded! <text:s/>a is set! -Navigateur client:</text:p>
          </table:table-cell>
          <table:table-cell office:value-type="string">
            <text:p><text:s/>Mozilla/5.0 (Linux; Android 12; SAMSUNG SM-A426B) AppleWebKit/537.36 (KHTML, like</text:p>
          </table:table-cell>
          <table:table-cell office:value-type="string">
            <text:p>Gecko) SamsungBrowser/20.0 Chrome/106.0.5249.</text:p>
          </table:table-cell>
          <table:table-cell office:value-type="string">
            <text:p>126 Mobile Safari/537.36 <text:s/>- Ip :2a01:cb16:46:4075:b40d:8940:6ff5:92b0</text:p>
          </table:table-cell>
        </table:table-row>
        <table:table-row table:style-name="ro2">
          <table:table-cell office:value-type="string">
            <text:p>Le 20/02/2023 Ã  15h05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5h05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pen2]= _</text:p>
          </table:table-cell>
        </table:table-row>
        <table:table-row table:style-name="ro2">
          <table:table-cell office:value-type="string">
            <text:p>Le 20/02/2023 Ã  15h05 et 4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5h05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5h05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pen2]= _</text:p>
          </table:table-cell>
        </table:table-row>
        <table:table-row table:style-name="ro2">
          <table:table-cell office:value-type="string">
            <text:p>Le 20/02/2023 Ã  14h44 et 5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10.666666984558105 _ <text:s/>$_POST[Dy]=230 _ <text:s/>$_POST[Dbt]=1.25 _ <text:s/>$_POST[53710]=5 _ <text:s/>$_POST[Btc537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 <text:s/>$_POST[Btupl]= _</text:p>
          </table:table-cell>
        </table:table-row>
        <table:table-row table:style-name="ro2">
          <table:table-cell office:value-type="string">
            <text:p>Le 20/02/2023 Ã  14h42 et 4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40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40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.25 _ <text:s/>$_POST[53710]=5 _ <text:s/>$_POST[Btc53710]=#8080ff _ <text:s/>$_POST[53899]=6 _ <text:s/>$_POST[Btc53899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 <text:s/>$_POST[Btpen]= _</text:p>
          </table:table-cell>
        </table:table-row>
        <table:table-row table:style-name="ro2">
          <table:table-cell office:value-type="string">
            <text:p>Le 20/02/2023 Ã  14h40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6 _ <text:s/>$_POST[Dx]=0 _ <text:s/>$_POST[Dy]=0 _ <text:s/>$_POST[Dbt]=1.25 _ <text:s/>$_POST[53710]=5 _ <text:s/>$_POST[Btc53710]=#8080ff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18.9 _ <text:s/>$_POST[y]=25.1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40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.25 _ <text:s/>$_POST[53710]=5 _ <text:s/>$_POST[Btc53710]=#8080ff _ <text:s/>$_POST[58307]=6 _ <text:s/>$_POST[Btc58307]=#8080ff _ <text:s/>$_POST[Btd58307]= _ <text:s/>$_POST[81235]=4 _ <text:s/>$_POST[Btc81235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5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4 _ <text:s/>$_POST[Dx]=0 _ <text:s/>$_POST[Dy]=0 _ <text:s/>$_POST[Dbt]=1.25 _ <text:s/>$_POST[53710]=5 _ <text:s/>$_POST[Btc53710]=#8080ff _ <text:s/>$_POST[58307]=6 _ <text:s/>$_POST[Btc58307]=#8080ff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38.5 _ <text:s/>$_POST[y]=38.5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.25 _ <text:s/>$_POST[53710]=5 _ <text:s/>$_POST[Btc53710]=#8080ff _ <text:s/>$_POST[58307]=6 _ <text:s/>$_POST[Btc58307]=#8080ff _ <text:s/>$_POST[74067]=4 _ <text:s/>$_POST[Btc74067]=#8080ff _ <text:s/>$_POST[Btd74067]= _ <text:s/>$_POST[81677]=3 _ <text:s/>$_POST[Btc8167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4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3 _ <text:s/>$_POST[Dx]=0 _ <text:s/>$_POST[Dy]=0 _ <text:s/>$_POST[Dbt]=1.25 _ <text:s/>$_POST[53710]=5 _ <text:s/>$_POST[Btc53710]=#8080ff _ <text:s/>$_POST[58307]=6 _ <text:s/>$_POST[Btc58307]=#8080ff _ <text:s/>$_POST[74067]=4 _ <text:s/>$_POST[Btc74067]=#8080ff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82.7 _ <text:s/>$_POST[y]=38.5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3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.25 _ <text:s/>$_POST[53710]=5 _ <text:s/>$_POST[Btc53710]=#8080ff _ <text:s/>$_POST[58307]=6 _ <text:s/>$_POST[Btc58307]=#8080ff _ <text:s/>$_POST[74067]=4 _ <text:s/>$_POST[Btc74067]=#8080ff _ <text:s/>$_POST[78012]=3 _ <text:s/>$_POST[Btc78012]=#8080ff _ <text:s/>$_POST[Btd78012]= _ <text:s/>$_POST[81849]=2 _ <text:s/>$_POST[Btc81849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2 _ <text:s/>$_POST[Dx]=754 _ <text:s/>$_POST[Dy]=0 _ <text:s/>$_POST[Dbt]=1.25 _ <text:s/>$_POST[53710]=5 _ <text:s/>$_POST[Btc53710]=#8080ff _ <text:s/>$_POST[58307]=6 _ <text:s/>$_POST[Btc58307]=#8080ff _ <text:s/>$_POST[74067]=4 _ <text:s/>$_POST[Btc74067]=#8080ff _ <text:s/>$_POST[78012]=3 _ <text:s/>$_POST[Btc78012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120.9 _ <text:s/>$_POST[y]=38.4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754 _ <text:s/>$_POST[Dy]=0 _ <text:s/>$_POST[Dbt]=1.25 _ <text:s/>$_POST[53710]=5 _ <text:s/>$_POST[Btc53710]=#8080ff _ <text:s/>$_POST[58307]=6 _ <text:s/>$_POST[Btc58307]=#8080ff _ <text:s/>$_POST[74067]=4 _ <text:s/>$_POST[Btc74067]=#8080ff _ <text:s/>$_POST[77642]=2 _ <text:s/>$_POST[Btc77642]=#8080ff _ <text:s/>$_POST[Btd77642]= _ <text:s/>$_POST[78012]=3 _ <text:s/>$_POST[Btc78012]=#8080ff _ <text:s/>$_POST[82401]=1 _ <text:s/>$_POST[Btc82401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1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1 _ <text:s/>$_POST[Dx]=754 _ <text:s/>$_POST[Dy]=0 _ <text:s/>$_POST[Dbt]=1.25 _ <text:s/>$_POST[53710]=5 _ <text:s/>$_POST[Btc53710]=#8080ff _ <text:s/>$_POST[58307]=6 _ <text:s/>$_POST[Btc58307]=#8080ff _ <text:s/>$_POST[74067]=4 _ <text:s/>$_POST[Btc74067]=#8080ff _ <text:s/>$_POST[77642]=2 _ <text:s/>$_POST[Btc77642]=#8080ff _ <text:s/>$_POST[78012]=3 _ <text:s/>$_POST[Btc78012]=#8080ff _ <text:s/>$_POST[Btc251675]=#000000 _ <text:s/>$_POST[252184]=June _ <text:s/>$_POST[Btc252184]=#8080ff _ <text:s/>$_POST[Btc401902]=#000000 _ <text:s/>$_POST[402611]=JeaHui _ <text:s/>$_POST[Btc402611]=#8080c0 _ <text:s/>$_POST[x]=155.1 _ <text:s/>$_POST[y]=38.5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0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754 _ <text:s/>$_POST[Dy]=0 _ <text:s/>$_POST[Dbt]=1.25 _ <text:s/>$_POST[53710]=5 _ <text:s/>$_POST[Btc53710]=#8080ff _ <text:s/>$_POST[58307]=6 _ <text:s/>$_POST[Btc58307]=#8080ff _ <text:s/>$_POST[74067]=4 _ <text:s/>$_POST[Btc74067]=#8080ff _ <text:s/>$_POST[77642]=2 _ <text:s/>$_POST[Btc77642]=#8080ff _ <text:s/>$_POST[78012]=3 _ <text:s/>$_POST[Btc78012]=#8080ff _ <text:s/>$_POST[78809]=1 _ <text:s/>$_POST[Btc78809]=#8080ff _ <text:s/>$_POST[Btd78809]=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9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39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377.3333435058594 _ <text:s/>$_POST[Dy]=0 _ <text:s/>$_POST[Dbt]=1.25 _ <text:s/>$_POST[53710]=5 _ <text:s/>$_POST[Btc53710]=#8080ff _ <text:s/>$_POST[58307]=6 _ <text:s/>$_POST[Btc58307]=#8080ff _ <text:s/>$_POST[74067]=4 _ <text:s/>$_POST[Btc74067]=#8080ff _ <text:s/>$_POST[77642]=2 _ <text:s/>$_POST[Btc77642]=#8080ff _ <text:s/>$_POST[78012]=3 _ <text:s/>$_POST[Btc78012]=#8080ff _ <text:s/>$_POST[78809]=1 _ <text:s/>$_POST[Btc78809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 <text:s/>$_POST[Btpen]= _</text:p>
          </table:table-cell>
        </table:table-row>
        <table:table-row table:style-name="ro2">
          <table:table-cell office:value-type="string">
            <text:p>Le 20/02/2023 Ã  14h38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38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.25 _ <text:s/>$_POST[53710]=5 _ <text:s/>$_POST[Btc53710]=#8080ff _ <text:s/>$_POST[58307]=6 _ <text:s/>$_POST[Btc58307]=#8080ff _ <text:s/>$_POST[74067]=4 _ <text:s/>$_POST[Btc74067]=#8080ff _ <text:s/>$_POST[77642]=2 _ <text:s/>$_POST[Btc77642]=#8080ff _ <text:s/>$_POST[78012]=3 _ <text:s/>$_POST[Btc78012]=#8080ff _ <text:s/>$_POST[78809]=1 _ <text:s/>$_POST[Btc78809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 <text:s/>$_POST[Btpen]= _</text:p>
          </table:table-cell>
        </table:table-row>
        <table:table-row table:style-name="ro2">
          <table:table-cell office:value-type="string">
            <text:p>Le 20/02/2023 Ã  14h38 et 2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2 _ <text:s/>$_POST[Dx]=754 _ <text:s/>$_POST[Dy]=0 _ <text:s/>$_POST[Dbt]=1.25 _ <text:s/>$_POST[53710]=5 _ <text:s/>$_POST[Btc53710]=#8080ff _ <text:s/>$_POST[58307]=6 _ <text:s/>$_POST[Btc58307]=#8080ff _ <text:s/>$_POST[74067]=4 _ <text:s/>$_POST[Btc74067]=#8080ff _ <text:s/>$_POST[78012]=3 _ <text:s/>$_POST[Btc78012]=#8080ff _ <text:s/>$_POST[78809]=1 _ <text:s/>$_POST[Btc78809]=#8080ff _ <text:s/>$_POST[Btc251675]=#000000 _ <text:s/>$_POST[252184]=June _ <text:s/>$_POST[Btc252184]=#8080ff _ <text:s/>$_POST[Btc401902]=#000000 _ <text:s/>$_POST[402611]=JeaHui _ <text:s/>$_POST[Btc402611]=#8080c0 _ <text:s/>$_POST[x]=99.2 _ <text:s/>$_POST[y]=36.5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8 et 1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754 _ <text:s/>$_POST[Dy]=20 _ <text:s/>$_POST[Dbt]=1.25 _ <text:s/>$_POST[53710]=5 _ <text:s/>$_POST[Btc53710]=#8080ff _ <text:s/>$_POST[58307]=6 _ <text:s/>$_POST[Btc58307]=#8080ff _ <text:s/>$_POST[73282]=2 _ <text:s/>$_POST[Btc73282]=#8080ff _ <text:s/>$_POST[Btd73282]= _ <text:s/>$_POST[74067]=4 _ <text:s/>$_POST[Btc74067]=#8080ff _ <text:s/>$_POST[78012]=3 _ <text:s/>$_POST[Btc78012]=#8080ff _ <text:s/>$_POST[78809]=1 _ <text:s/>$_POST[Btc78809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</text:p>
          </table:table-cell>
        </table:table-row>
        <table:table-row table:style-name="ro2">
          <table:table-cell office:value-type="string">
            <text:p>Le 20/02/2023 Ã  14h38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38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377.3333435058594 _ <text:s/>$_POST[Dy]=10 _ <text:s/>$_POST[Dbt]=1.25 _ <text:s/>$_POST[53710]=5 _ <text:s/>$_POST[Btc53710]=#8080ff _ <text:s/>$_POST[58307]=6 _ <text:s/>$_POST[Btc58307]=#8080ff _ <text:s/>$_POST[73282]=2 _ <text:s/>$_POST[Btc73282]=#8080ff _ <text:s/>$_POST[74067]=4 _ <text:s/>$_POST[Btc74067]=#8080ff _ <text:s/>$_POST[78012]=3 _ <text:s/>$_POST[Btc78012]=#8080ff _ <text:s/>$_POST[78809]=1 _ <text:s/>$_POST[Btc78809]=#8080ff _ <text:s/>$_POST[Btc251675]=#000000 _ <text:s/>$_POST[252184]=June _ <text:s/>$_POST[Btc252184]=#8080ff _ <text:s/>$_POST[Btc401902]=#000000 _ <text:s/>$_POST[402611]=JeaHui _ <text:s/>$_POST[Btc402611]=#8080c0 _ <text:s/>$_POST[x]=x _ <text:s/>$_POST[y]=y _ <text:s/>$_POST[elemType]=Text _ <text:s/>$_POST[elemFont]=Courier _ <text:s/>$_POST[PT]=10 _ <text:s/>$_POST[Color]=#8080ff _ <text:s/>$_POST[sizeDoc]=68 _ <text:s/>$_POST[Btpen]= _</text:p>
          </table:table-cell>
        </table:table-row>
        <table:table-row table:style-name="ro2">
          <table:table-cell office:value-type="string">
            <text:p>Le 20/02/2023 Ã  14h33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4h16 et 1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imgdl]= _</text:p>
          </table:table-cell>
        </table:table-row>
        <table:table-row table:style-name="ro2">
          <table:table-cell office:value-type="string">
            <text:p>Le 20/02/2023 Ã  14h00 et 2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csv]= _</text:p>
          </table:table-cell>
        </table:table-row>
        <table:table-row table:style-name="ro2">
          <table:table-cell office:value-type="string">
            <text:p>Le 20/02/2023 Ã  13h58 et 5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6 _ <text:s/>$_POST[Dx]=162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78809]=1 _ <text:s/>$_POST[Btc78809]=#8080ff _ <text:s/>$_POST[73282]=2 _ <text:s/>$_POST[Btc73282]=#8080ff _ <text:s/>$_POST[78012]=3 _ <text:s/>$_POST[Btc78012]=#8080ff _ <text:s/>$_POST[74067]=4 _ <text:s/>$_POST[Btc74067]=#8080ff _ <text:s/>$_POST[53710]=5 _ <text:s/>$_POST[Btc53710]=#8080ff _ <text:s/>$_POST[x]=118.7 _ <text:s/>$_POST[y]=27.2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58 et 4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3h57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5 _ <text:s/>$_POST[Dx]=162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78809]=1 _ <text:s/>$_POST[Btc78809]=#8080ff _ <text:s/>$_POST[73282]=2 _ <text:s/>$_POST[Btc73282]=#8080ff _ <text:s/>$_POST[78012]=3 _ <text:s/>$_POST[Btc78012]=#8080ff _ <text:s/>$_POST[74067]=4 _ <text:s/>$_POST[Btc74067]=#8080ff _ <text:s/>$_POST[x]=100 _ <text:s/>$_POST[y]=25.1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56 et 5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4 _ <text:s/>$_POST[Dx]=162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78809]=1 _ <text:s/>$_POST[Btc78809]=#8080ff _ <text:s/>$_POST[73282]=2 _ <text:s/>$_POST[Btc73282]=#8080ff _ <text:s/>$_POST[78012]=3 _ <text:s/>$_POST[Btc78012]=#8080ff _ <text:s/>$_POST[x]=35.7 _ <text:s/>$_POST[y]=35.1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56 et 4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3 _ <text:s/>$_POST[Dx]=162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78809]=1 _ <text:s/>$_POST[Btc78809]=#8080ff _ <text:s/>$_POST[73282]=2 _ <text:s/>$_POST[Btc73282]=#8080ff _ <text:s/>$_POST[x]=73.2 _ <text:s/>$_POST[y]=36.8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56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2 _ <text:s/>$_POST[Dx]=162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78809]=1 _ <text:s/>$_POST[Btc78809]=#8080ff _ <text:s/>$_POST[x]=104.2 _ <text:s/>$_POST[y]=34.4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56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1 _ <text:s/>$_POST[Dx]=162.6666717529297 _ <text:s/>$_POST[Dy]=0 _ <text:s/>$_POST[Dbt]=1.25 _ <text:s/>$_POST[Btc251675]=#000000 _ <text:s/>$_POST[402611]=JeaHui _ <text:s/>$_POST[Btc402611]=#8080c0 _ <text:s/>$_POST[Btc401902]=#000000 _ <text:s/>$_POST[252184]=June _ <text:s/>$_POST[Btc252184]=#8080ff _ <text:s/>$_POST[x]=152.9 _ <text:s/>$_POST[y]=36.8 _ <text:s/>$_POST[elemType]=Text _ <text:s/>$_POST[elemFont]=Courier _ <text:s/>$_POST[PT]=10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13h46 et 4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13h27 et 40s <text:s/>Connected successfully funct loaded! <text:s/>a is set! -Navigateur client:</text:p>
          </table:table-cell>
          <table:table-cell office:value-type="string">
            <text:p><text:s/>Mozilla/5.0 (Linux; Android 12; SAMSUNG SM-A426B) AppleWebKit/537.36 (KHTML, like</text:p>
          </table:table-cell>
          <table:table-cell office:value-type="string">
            <text:p>Gecko) SamsungBrowser/20.0 Chrome/106.0.5249.</text:p>
          </table:table-cell>
          <table:table-cell office:value-type="string">
            <text:p>126 Mobile Safari/537.36 <text:s/>- Ip :2a01:cb14:614:b500:b9ec:faaf:b260:b3f3 <text:s/>$_POST[Btcsv]= _</text:p>
          </table:table-cell>
        </table:table-row>
        <table:table-row table:style-name="ro2">
          <table:table-cell office:value-type="string">
            <text:p>Le 20/02/2023 Ã  13h26 et 13s <text:s/>Connected successfully funct loaded! <text:s/>a is set! -Navigateur client:</text:p>
          </table:table-cell>
          <table:table-cell office:value-type="string">
            <text:p><text:s/>Mozilla/5.0 (Linux; Android 12; SAMSUNG SM-A426B) AppleWebKit/537.36 (KHTML, like</text:p>
          </table:table-cell>
          <table:table-cell office:value-type="string">
            <text:p>Gecko) SamsungBrowser/20.0 Chrome/106.0.5249.</text:p>
          </table:table-cell>
          <table:table-cell office:value-type="string">
            <text:p>126 Mobile Safari/537.36 <text:s/>- Ip :2a01:cb14:614:b500:b9ec:faaf:b260:b3f3</text:p>
          </table:table-cell>
        </table:table-row>
        <table:table-row table:style-name="ro2">
          <table:table-cell office:value-type="string">
            <text:p>Le 20/02/2023 Ã  00h31 et 3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pdf]= _</text:p>
          </table:table-cell>
        </table:table-row>
        <table:table-row table:style-name="ro2">
          <table:table-cell office:value-type="string">
            <text:p>Le 20/02/2023 Ã  00h31 et 2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00h31 et 2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1020 _ <text:s/>$_POST[Dy]=554 _ <text:s/>$_POST[Dbt]=1.25 _ <text:s/>$_POST[Btc251675]=#000000 _ <text:s/>$_POST[402611]=JeaHui _ <text:s/>$_POST[Btc402611]=#8080c0 _ <text:s/>$_POST[Btc401902]=#000000 _ <text:s/>$_POST[252184]=June _ <text:s/>$_POST[Btc252184]=#8080ff _ <text:s/>$_POST[x]=x _ <text:s/>$_POST[y]=y _ <text:s/>$_POST[elemType]=Text _ <text:s/>$_POST[elemFont]=Courier _ <text:s/>$_POST[PT]=10 _ <text:s/>$_POST[Color]=#8080ff _ <text:s/>$_POST[sizeDoc]=68 _ <text:s/>$_POST[Btpen]= _</text:p>
          </table:table-cell>
        </table:table-row>
        <table:table-row table:style-name="ro2">
          <table:table-cell office:value-type="string">
            <text:p>Le 20/02/2023 Ã  00h31 et 1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June _ <text:s/>$_POST[Dx]=1020 _ <text:s/>$_POST[Dy]=554 _ <text:s/>$_POST[Dbt]=1.25 _ <text:s/>$_POST[Btc251675]=#000000 _ <text:s/>$_POST[402611]=JeaHui _ <text:s/>$_POST[Btc402611]=#8080c0 _ <text:s/>$_POST[Btc401902]=#000000 _ <text:s/>$_POST[x]=186.4 _ <text:s/>$_POST[y]=119.2 _ <text:s/>$_POST[elemType]=Text _ <text:s/>$_POST[elemFont]=Courier _ <text:s/>$_POST[G]=G _ <text:s/>$_POST[S]=S _ <text:s/>$_POST[PT]=6 _ <text:s/>$_POST[sendxy]= _ <text:s/>$_POST[Color]=#8080ff _ <text:s/>$_POST[sizeDoc]=68 _</text:p>
          </table:table-cell>
        </table:table-row>
        <table:table-row table:style-name="ro2">
          <table:table-cell office:value-type="string">
            <text:p>Le 20/02/2023 Ã  00h31 et 0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1020 _ <text:s/>$_POST[Dy]=554 _ <text:s/>$_POST[Dbt]=1.25 _ <text:s/>$_POST[250271]=June _ <text:s/>$_POST[Btc250271]=#8080ff _ <text:s/>$_POST[Btd250271]= _ <text:s/>$_POST[Btc251675]=#000000 _ <text:s/>$_POST[402611]=JeaHui _ <text:s/>$_POST[Btc402611]=#8080c0 _ <text:s/>$_POST[Btc401902]=#000000 _ <text:s/>$_POST[x]=x _ <text:s/>$_POST[y]=y _ <text:s/>$_POST[elemType]=Text _ <text:s/>$_POST[elemFont]=Courier _ <text:s/>$_POST[PT]=10 _ <text:s/>$_POST[Color]=#000000 _ <text:s/>$_POST[sizeDoc]=68 _</text:p>
          </table:table-cell>
        </table:table-row>
        <table:table-row table:style-name="ro2">
          <table:table-cell office:value-type="string">
            <text:p>Le 20/02/2023 Ã  00h30 et 5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00h30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510 _ <text:s/>$_POST[Dy]=772 _ <text:s/>$_POST[Dbt]=1.25 _ <text:s/>$_POST[250271]=June _ <text:s/>$_POST[Btc250271]=#8080ff _ <text:s/>$_POST[Btc251675]=#000000 _ <text:s/>$_POST[402611]=JeaHui _ <text:s/>$_POST[Btc402611]=#8080c0 _ <text:s/>$_POST[Btc401902]=#000000 _ <text:s/>$_POST[x]=x _ <text:s/>$_POST[y]=y _ <text:s/>$_POST[elemType]=Text _ <text:s/>$_POST[elemFont]=Courier _ <text:s/>$_POST[PT]=10 _ <text:s/>$_POST[Color]=#000000 _ <text:s/>$_POST[sizeDoc]=68 _ <text:s/>$_POST[Btpen]= _</text:p>
          </table:table-cell>
        </table:table-row>
        <table:table-row table:style-name="ro2">
          <table:table-cell office:value-type="string">
            <text:p>Le 20/02/2023 Ã  00h30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00h30 et 3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402611]=JeaHui _ <text:s/>$_POST[Btc402611]=#8080c0 _ <text:s/>$_POST[Btc401902]=#000000 _ <text:s/>$_POST[x]=x _ <text:s/>$_POST[y]=y _ <text:s/>$_POST[elemType]=Text _ <text:s/>$_POST[elemFont]=Courier _ <text:s/>$_POST[PT]=10 _ <text:s/>$_POST[Color]=#000000 _ <text:s/>$_POST[sizeDoc]=68 _ <text:s/>$_POST[Btpen]= _</text:p>
          </table:table-cell>
        </table:table-row>
        <table:table-row table:style-name="ro2">
          <table:table-cell office:value-type="string">
            <text:p>Le 20/02/2023 Ã  00h30 et 3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402611]=JeaHui _ <text:s/>$_POST[Btc402611]=#8080c0 _ <text:s/>$_POST[x]=101.2 _ <text:s/>$_POST[y]=190.9 _ <text:s/>$_POST[elemType]=Check _ <text:s/>$_POST[elemFont]=Courier _ <text:s/>$_POST[PT]=5 _ <text:s/>$_POST[sendxy]= _ <text:s/>$_POST[Color]=#000000 _ <text:s/>$_POST[sizeDoc]=68 _</text:p>
          </table:table-cell>
        </table:table-row>
        <table:table-row table:style-name="ro2">
          <table:table-cell office:value-type="string">
            <text:p>Le 20/02/2023 Ã  00h30 et 0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Btc402115]=#000000 _ <text:s/>$_POST[Bts402115]= _ <text:s/>$_POST[402611]=JeaHui _ <text:s/>$_POST[Btc402611]=#8080c0 _ <text:s/>$_POST[x]=x _ <text:s/>$_POST[y]=y _ <text:s/>$_POST[elemType]=Text _ <text:s/>$_POST[elemFont]=Courier _ <text:s/>$_POST[PT]=10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9 et 5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JeaHui _ <text:s/>$_POST[Dx]=0 _ <text:s/>$_POST[Dy]=1110 _ <text:s/>$_POST[Dbt]=1.25 _ <text:s/>$_POST[250271]=June _ <text:s/>$_POST[Btc250271]=#8080ff _ <text:s/>$_POST[Btc251675]=#000000 _ <text:s/>$_POST[Btc402115]=#000000 _ <text:s/>$_POST[x]=88.1 _ <text:s/>$_POST[y]=191.3 _ <text:s/>$_POST[elemType]=Text _ <text:s/>$_POST[elemFont]=Courier _ <text:s/>$_POST[G]=G _ <text:s/>$_POST[PT]=6 _ <text:s/>$_POST[sendxy]= _ <text:s/>$_POST[Color]=#8080c0 _ <text:s/>$_POST[sizeDoc]=68 _</text:p>
          </table:table-cell>
        </table:table-row>
        <table:table-row table:style-name="ro2">
          <table:table-cell office:value-type="string">
            <text:p>Le 20/02/2023 Ã  00h28 et 2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x]=101.5 _ <text:s/>$_POST[y]=191 _ <text:s/>$_POST[elemType]=Check _ <text:s/>$_POST[elemFont]=Courier _ <text:s/>$_POST[PT]=5 _ <text:s/>$_POST[sendxy]=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8 et 1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Btc402306]=#000000 _ <text:s/>$_POST[Btd402306]= _ <text:s/>$_POST[x]=x _ <text:s/>$_POST[y]=y _ <text:s/>$_POST[elemType]=Text _ <text:s/>$_POST[elemFont]=Courier _ <text:s/>$_POST[PT]=10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8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x]=99.6 _ <text:s/>$_POST[y]=191.1 _ <text:s/>$_POST[elemType]=Check _ <text:s/>$_POST[elemFont]=Courier _ <text:s/>$_POST[PT]=5 _ <text:s/>$_POST[sendxy]=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8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Btc402937]=#000000 _ <text:s/>$_POST[Btd402937]= _ <text:s/>$_POST[x]=x _ <text:s/>$_POST[y]=y _ <text:s/>$_POST[elemType]=Text _ <text:s/>$_POST[elemFont]=Courier _ <text:s/>$_POST[PT]=10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8 et 0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x]=99.7 _ <text:s/>$_POST[y]=191.4 _ <text:s/>$_POST[elemType]=Check _ <text:s/>$_POST[elemFont]=Courier _ <text:s/>$_POST[PT]=5 _ <text:s/>$_POST[sendxy]=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8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110 _ <text:s/>$_POST[Dbt]=1.25 _ <text:s/>$_POST[250271]=June _ <text:s/>$_POST[Btc250271]=#8080ff _ <text:s/>$_POST[Btc251675]=#000000 _ <text:s/>$_POST[402937]= _ <text:s/>$_POST[Btc402937]=#000000 _ <text:s/>$_POST[Btd402937]= _ <text:s/>$_POST[x]=x _ <text:s/>$_POST[y]=y _ <text:s/>$_POST[elemType]=Text _ <text:s/>$_POST[elemFont]=Courier _ <text:s/>$_POST[PT]=10 _ <text:s/>$_POST[Color]=#000000 _ <text:s/>$_POST[sizeDoc]=68 _</text:p>
          </table:table-cell>
        </table:table-row>
        <table:table-row table:style-name="ro2">
          <table:table-cell office:value-type="string">
            <text:p>Le 20/02/2023 Ã  00h27 et 4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20/02/2023 Ã  00h27 et 4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037.3333740234375 _ <text:s/>$_POST[Dbt]=1.25 _ <text:s/>$_POST[250271]=June _ <text:s/>$_POST[Btc250271]=#8080ff _ <text:s/>$_POST[Btc251675]=#000000 _ <text:s/>$_POST[402937]= _ <text:s/>$_POST[Btc402937]=#000000 _ <text:s/>$_POST[x]=x _ <text:s/>$_POST[y]=y _ <text:s/>$_POST[elemType]=Text _ <text:s/>$_POST[elemFont]=Courier _ <text:s/>$_POST[PT]=10 _ <text:s/>$_POST[Color]=#000000 _ <text:s/>$_POST[sizeDoc]=68 _ <text:s/>$_POST[Btpen]= _</text:p>
          </table:table-cell>
        </table:table-row>
        <table:table-row table:style-name="ro2">
          <table:table-cell office:value-type="string">
            <text:p>Le 20/02/2023 Ã  00h27 et 3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037.3333740234375 _ <text:s/>$_POST[Dbt]=1.25 _ <text:s/>$_POST[250271]=June _ <text:s/>$_POST[Btc250271]=#8080ff _ <text:s/>$_POST[Btc251675]=#000000 _ <text:s/>$_POST[x]=99.7 _ <text:s/>$_POST[y]=191.4 _ <text:s/>$_POST[elemType]=Text _ <text:s/>$_POST[elemFont]=Courier _ <text:s/>$_POST[PT]=5 _ <text:s/>$_POST[sendxy]= _ <text:s/>$_POST[Color]=#000000 _ <text:s/>$_POST[sizeDoc]=68 _</text:p>
          </table:table-cell>
        </table:table-row>
        <table:table-row table:style-name="ro2">
          <table:table-cell office:value-type="string">
            <text:p>Le 19/02/2023 Ã  23h50 et 5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347.3333435058594 _ <text:s/>$_POST[Dbt]=1 _ <text:s/>$_POST[250271]=June _ <text:s/>$_POST[Btc250271]=#8080ff _ <text:s/>$_POST[251675]= _ <text:s/>$_POST[Btc251675]=#000000 _ <text:s/>$_POST[x]=x _ <text:s/>$_POST[y]=y _ <text:s/>$_POST[elemType]=Text _ <text:s/>$_POST[elemFont]=Courier _ <text:s/>$_POST[PT]=10 _ <text:s/>$_POST[Color]=#000000 _ <text:s/>$_POST[btplusgrand]= _ <text:s/>$_POST[sizeDoc]=44 _</text:p>
          </table:table-cell>
        </table:table-row>
        <table:table-row table:style-name="ro2">
          <table:table-cell office:value-type="string">
            <text:p>Le 19/02/2023 Ã  23h49 et 2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49 et 2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calend.png _ <text:s/>$_POST[submitupl]=Envoyer _</text:p>
          </table:table-cell>
        </table:table-row>
        <table:table-row table:style-name="ro2">
          <table:table-cell office:value-type="string">
            <text:p>Le 19/02/2023 Ã  23h49 et 2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49 et 1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49 et 1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ol.png _ <text:s/>$_POST[submitupl]=Envoyer _</text:p>
          </table:table-cell>
        </table:table-row>
        <table:table-row table:style-name="ro2">
          <table:table-cell office:value-type="string">
            <text:p>Le 19/02/2023 Ã  23h49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49 et 1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imgdl]= _</text:p>
          </table:table-cell>
        </table:table-row>
        <table:table-row table:style-name="ro2">
          <table:table-cell office:value-type="string">
            <text:p>Le 19/02/2023 Ã  23h49 et 0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49 et 0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calend.csv _ <text:s/>$_POST[submitupl]=Envoyer _</text:p>
          </table:table-cell>
        </table:table-row>
        <table:table-row table:style-name="ro2">
          <table:table-cell office:value-type="string">
            <text:p>Le 19/02/2023 Ã  23h49 et 0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]= _</text:p>
          </table:table-cell>
        </table:table-row>
        <table:table-row table:style-name="ro2">
          <table:table-cell office:value-type="string">
            <text:p>Le 19/02/2023 Ã  23h48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csv]= _</text:p>
          </table:table-cell>
        </table:table-row>
        <table:table-row table:style-name="ro2">
          <table:table-cell office:value-type="string">
            <text:p>Le 19/02/2023 Ã  23h48 et 4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47 et 3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47 et 3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calend.png _ <text:s/>$_POST[submitupl]=Envoyer _</text:p>
          </table:table-cell>
        </table:table-row>
        <table:table-row table:style-name="ro2">
          <table:table-cell office:value-type="string">
            <text:p>Le 19/02/2023 Ã  23h47 et 2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6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25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24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6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24 et 1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13 et 0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6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12 et 4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MAX_FILE_SIZE]=30000 _ <text:s/>$_POST[submit]=Uploader! _</text:p>
          </table:table-cell>
        </table:table-row>
        <table:table-row table:style-name="ro2">
          <table:table-cell office:value-type="string">
            <text:p>Le 19/02/2023 Ã  23h12 et 2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6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upl]= _</text:p>
          </table:table-cell>
        </table:table-row>
        <table:table-row table:style-name="ro2">
          <table:table-cell office:value-type="string">
            <text:p>Le 19/02/2023 Ã  23h11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11 et 27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branchement.png _ <text:s/>$_POST[submitupl]=Envoyer _</text:p>
          </table:table-cell>
        </table:table-row>
        <table:table-row table:style-name="ro2">
          <table:table-cell office:value-type="string">
            <text:p>Le 19/02/2023 Ã  23h11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11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11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calend.csv _ <text:s/>$_POST[submitupl]=Envoyer _</text:p>
          </table:table-cell>
        </table:table-row>
        <table:table-row table:style-name="ro2">
          <table:table-cell office:value-type="string">
            <text:p>Le 19/02/2023 Ã  23h10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]= _</text:p>
          </table:table-cell>
        </table:table-row>
        <table:table-row table:style-name="ro2">
          <table:table-cell office:value-type="string">
            <text:p>Le 19/02/2023 Ã  23h10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MAX_FILE_SIZE]=30000 _ <text:s/>$_POST[submit]=Uploader! _</text:p>
          </table:table-cell>
        </table:table-row>
        <table:table-row table:style-name="ro2">
          <table:table-cell office:value-type="string">
            <text:p>Le 19/02/2023 Ã  23h10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upl]= _</text:p>
          </table:table-cell>
        </table:table-row>
        <table:table-row table:style-name="ro2">
          <table:table-cell office:value-type="string">
            <text:p>Le 19/02/2023 Ã  23h09 et 4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09 et 46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MAX_FILE_SIZE]=30000 _ <text:s/>$_POST[submit]=Uploader! _</text:p>
          </table:table-cell>
        </table:table-row>
        <table:table-row table:style-name="ro2">
          <table:table-cell office:value-type="string">
            <text:p>Le 19/02/2023 Ã  23h08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upl]= _</text:p>
          </table:table-cell>
        </table:table-row>
        <table:table-row table:style-name="ro2">
          <table:table-cell office:value-type="string">
            <text:p>Le 19/02/2023 Ã  23h08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08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ol.png _ <text:s/>$_POST[submitupl]=Envoyer _</text:p>
          </table:table-cell>
        </table:table-row>
        <table:table-row table:style-name="ro2">
          <table:table-cell office:value-type="string">
            <text:p>Le 19/02/2023 Ã  23h06 et 4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250271]=June _ <text:s/>$_POST[Btc250271]=#8080ff _ <text:s/>$_POST[Btc251675]=#000000 _ <text:s/>$_POST[x]=x _ <text:s/>$_POST[y]=y _ <text:s/>$_POST[elemType]=Text _ <text:s/>$_POST[elemFont]=Courier _ <text:s/>$_POST[PT]=10 _ <text:s/>$_POST[Color]=#000000 _ <text:s/>$_POST[sizeDoc]=37 _ <text:s/>$_POST[Btcloudci]= _</text:p>
          </table:table-cell>
        </table:table-row>
        <table:table-row table:style-name="ro2">
          <table:table-cell office:value-type="string">
            <text:p>Le 19/02/2023 Ã  23h06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06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calend.csv _ <text:s/>$_POST[submitupl]=Envoyer _</text:p>
          </table:table-cell>
        </table:table-row>
        <table:table-row table:style-name="ro2">
          <table:table-cell office:value-type="string">
            <text:p>Le 19/02/2023 Ã  23h06 et 1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324120]=dd _ <text:s/>$_POST[Btc324120]=#000000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01865]=Super sonic _ <text:s/>$_POST[Btc101865]=#00ff00 _ <text:s/>$_POST[114971]= _ <text:s/>$_POST[Btc114971]=#000000 _ <text:s/>$_POST[127585]= _ <text:s/>$_POST[Btc127585]=#000000 _ <text:s/>$_POST[x]=x _ <text:s/>$_POST[y]=y _ <text:s/>$_POST[elemType]=Text _ <text:s/>$_POST[elemFont]=Courier _ <text:s/>$_POST[PT]=10 _ <text:s/>$_POST[Color]=#000000 _ <text:s/>$_POST[sizeDoc]=37 _ <text:s/>$_POST[Btcloudc]= _</text:p>
          </table:table-cell>
        </table:table-row>
        <table:table-row table:style-name="ro2">
          <table:table-cell office:value-type="string">
            <text:p>Le 19/02/2023 Ã  23h06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06 et 0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Btpen2]= _</text:p>
          </table:table-cell>
        </table:table-row>
        <table:table-row table:style-name="ro2">
          <table:table-cell office:value-type="string">
            <text:p>Le 19/02/2023 Ã  23h05 et 5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05 et 3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3h03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file]=branchement.png _ <text:s/>$_POST[submitupl]=Envoyer _</text:p>
          </table:table-cell>
        </table:table-row>
        <table:table-row table:style-name="ro2">
          <table:table-cell office:value-type="string">
            <text:p>Le 19/02/2023 Ã  23h03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14971]= _ <text:s/>$_POST[Btc114971]=#000000 _ <text:s/>$_POST[127585]= _ <text:s/>$_POST[Btc127585]=#000000 _ <text:s/>$_POST[499042]= _ <text:s/>$_POST[Btc499042]=#000000 _ <text:s/>$_POST[x]=x _ <text:s/>$_POST[y]=y _ <text:s/>$_POST[elemType]=Text _ <text:s/>$_POST[elemFont]=Courier _ <text:s/>$_POST[PT]=10 _ <text:s/>$_POST[Color]=#000000 _ <text:s/>$_POST[sizeDoc]=83 _ <text:s/>$_POST[Btcloudc]= _</text:p>
          </table:table-cell>
        </table:table-row>
        <table:table-row table:style-name="ro2">
          <table:table-cell office:value-type="string">
            <text:p>Le 19/02/2023 Ã  23h03 et 2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2h59 et 4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MAX_FILE_SIZE]=30000 _ <text:s/>$_POST[submit]=Uploader! _</text:p>
          </table:table-cell>
        </table:table-row>
        <table:table-row table:style-name="ro2">
          <table:table-cell office:value-type="string">
            <text:p>Le 19/02/2023 Ã  22h59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14971]= _ <text:s/>$_POST[Btc114971]=#000000 _ <text:s/>$_POST[127585]= _ <text:s/>$_POST[Btc127585]=#000000 _ <text:s/>$_POST[499042]= _ <text:s/>$_POST[Btc499042]=#000000 _ <text:s/>$_POST[x]=x _ <text:s/>$_POST[y]=y _ <text:s/>$_POST[elemType]=Text _ <text:s/>$_POST[elemFont]=Courier _ <text:s/>$_POST[PT]=10 _ <text:s/>$_POST[Color]=#000000 _ <text:s/>$_POST[sizeDoc]=83 _ <text:s/>$_POST[Btupl]= _</text:p>
          </table:table-cell>
        </table:table-row>
        <table:table-row table:style-name="ro2">
          <table:table-cell office:value-type="string">
            <text:p>Le 19/02/2023 Ã  22h58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MAX_FILE_SIZE]=30000 _ <text:s/>$_POST[submit]=Uploader! _</text:p>
          </table:table-cell>
        </table:table-row>
        <table:table-row table:style-name="ro2">
          <table:table-cell office:value-type="string">
            <text:p>Le 19/02/2023 Ã  22h58 et 2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14971]= _ <text:s/>$_POST[Btc114971]=#000000 _ <text:s/>$_POST[127585]= _ <text:s/>$_POST[Btc127585]=#000000 _ <text:s/>$_POST[499042]= _ <text:s/>$_POST[Btc499042]=#000000 _ <text:s/>$_POST[x]=x _ <text:s/>$_POST[y]=y _ <text:s/>$_POST[elemType]=Text _ <text:s/>$_POST[elemFont]=Courier _ <text:s/>$_POST[PT]=10 _ <text:s/>$_POST[Color]=#000000 _ <text:s/>$_POST[sizeDoc]=83 _ <text:s/>$_POST[Btupl]= _</text:p>
          </table:table-cell>
        </table:table-row>
        <table:table-row table:style-name="ro2">
          <table:table-cell office:value-type="string">
            <text:p>Le 19/02/2023 Ã  22h55 et 2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23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14971]= _ <text:s/>$_POST[Btc114971]=#000000 _ <text:s/>$_POST[127585]= _ <text:s/>$_POST[Btc127585]=#000000 _ <text:s/>$_POST[101865]=Super sonic _ <text:s/>$_POST[Btc101865]=#00ff00 _ <text:s/>$_POST[Bts101865]= _ <text:s/>$_POST[499042]= _ <text:s/>$_POST[Btc499042]=#000000 _ <text:s/>$_POST[x]=x _ <text:s/>$_POST[y]=y _ <text:s/>$_POST[elemType]=Text _ <text:s/>$_POST[elemFont]=Courier _ <text:s/>$_POST[PT]=10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4 et 5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2h54 et 10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2h52 et 08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212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101865]=Super sonic _ <text:s/>$_POST[Btc101865]=#00ff00 _ <text:s/>$_POST[x]=50.2 _ <text:s/>$_POST[y]=237.4 _ <text:s/>$_POST[elemType]=Text _ <text:s/>$_POST[elemFont]=Courier _ <text:s/>$_POST[PT]=10 _ <text:s/>$_POST[sendxy]=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2 et 01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212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d499042]=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101865]=Super sonic _ <text:s/>$_POST[Btc101865]=#00ff00 _ <text:s/>$_POST[x]=x _ <text:s/>$_POST[y]=y _ <text:s/>$_POST[elemType]=Text _ <text:s/>$_POST[elemFont]=Courier _ <text:s/>$_POST[PT]=10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1 et 4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31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101865]=Super sonic _ <text:s/>$_POST[Btc101865]=#00ff00 _ <text:s/>$_POST[327081]=dd _ <text:s/>$_POST[Btc327081]=#000000 _ <text:s/>$_POST[Bts327081]= _ <text:s/>$_POST[x]=x _ <text:s/>$_POST[y]=y _ <text:s/>$_POST[elemType]=Text _ <text:s/>$_POST[elemFont]=Courier _ <text:s/>$_POST[PT]=10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1 et 42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dd _ <text:s/>$_POST[Dx]=0 _ <text:s/>$_POST[Dy]=1310 _ <text:s/>$_POST[Dbt]=1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101865]=Super sonic _ <text:s/>$_POST[Btc101865]=#00ff00 _ <text:s/>$_POST[x]=95.1 _ <text:s/>$_POST[y]=155.3 _ <text:s/>$_POST[elemType]=Text _ <text:s/>$_POST[elemFont]=Courier _ <text:s/>$_POST[PT]=10 _ <text:s/>$_POST[sendxy]=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1 et 33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1310 _ <text:s/>$_POST[Dbt]=1 _ <text:s/>$_POST[324120]=dd _ <text:s/>$_POST[Btc324120]=#000000 _ <text:s/>$_POST[Btd324120]=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101865]=Super sonic _ <text:s/>$_POST[Btc101865]=#00ff00 _ <text:s/>$_POST[x]=x _ <text:s/>$_POST[y]=y _ <text:s/>$_POST[elemType]=Text _ <text:s/>$_POST[elemFont]=Courier _ <text:s/>$_POST[PT]=10 _ <text:s/>$_POST[Color]=#00ff00 _ <text:s/>$_POST[sizeDoc]=83 _</text:p>
          </table:table-cell>
        </table:table-row>
        <table:table-row table:style-name="ro2">
          <table:table-cell office:value-type="string">
            <text:p>Le 19/02/2023 Ã  22h51 et 1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Super sonic _ <text:s/>$_POST[Dx]=0 _ <text:s/>$_POST[Dy]=0 _ <text:s/>$_POST[Dbt]=1 _ <text:s/>$_POST[324120]=dd _ <text:s/>$_POST[Btc324120]=#000000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85960]= _ <text:s/>$_POST[Btc85960]=#000000 _ <text:s/>$_POST[114971]= _ <text:s/>$_POST[Btc114971]=#000000 _ <text:s/>$_POST[127585]= _ <text:s/>$_POST[Btc127585]=#000000 _ <text:s/>$_POST[x]=22.5 _ <text:s/>$_POST[y]=48.4 _ <text:s/>$_POST[elemType]=Text _ <text:s/>$_POST[elemFont]=Times _ <text:s/>$_POST[G]=G _ <text:s/>$_POST[B]=B _ <text:s/>$_POST[S]=S _ <text:s/>$_POST[I]=I _ <text:s/>$_POST[PT]=12 _ <text:s/>$_POST[sendxy]= _ <text:s/>$_POST[Color]=#00ff00 _ <text:s/>$_POST[sizeDoc]=83 _</text:p>
          </table:table-cell>
        </table:table-row>
        <table:table-row table:style-name="ro2">
          <table:table-cell office:value-type="string">
            <text:p>Le 19/02/2023 Ã  22h51 et 09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324120]=dd _ <text:s/>$_POST[Btc324120]=#000000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01865]=Super sonic _ <text:s/>$_POST[Btc101865]=#00ff00 _ <text:s/>$_POST[Btd101865]= _ <text:s/>$_POST[85960]= _ <text:s/>$_POST[Btc85960]=#000000 _ <text:s/>$_POST[114971]= _ <text:s/>$_POST[Btc114971]=#000000 _ <text:s/>$_POST[127585]= _ <text:s/>$_POST[Btc127585]=#000000 _ <text:s/>$_POST[x]=x _ <text:s/>$_POST[y]=y _ <text:s/>$_POST[elemType]=Text _ <text:s/>$_POST[elemFont]=Courier _ <text:s/>$_POST[PT]=10 _ <text:s/>$_POST[Color]=#000000 _ <text:s/>$_POST[sizeDoc]=83 _</text:p>
          </table:table-cell>
        </table:table-row>
        <table:table-row table:style-name="ro2">
          <table:table-cell office:value-type="string">
            <text:p>Le 19/02/2023 Ã  22h50 et 55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/>
        </table:table-row>
        <table:table-row table:style-name="ro2">
          <table:table-cell office:value-type="string">
            <text:p>Le 19/02/2023 Ã  22h50 et 54s <text:s/>Connected successfully funct loaded! <text:s/>a is set! -Navigateur client:</text:p>
          </table:table-cell>
          <table:table-cell office:value-type="string">
            <text:p><text:s/>Mozilla/5.0 (Windows NT 10.0; Win64; x64; rv:109.0) Gecko/20100101 Firefox/110.0</text:p>
          </table:table-cell>
          <table:table-cell office:value-type="string">
            <text:p>- Ip :2a01:cb14:614:b500:e076:783a:faf3:893d</text:p>
          </table:table-cell>
          <table:table-cell office:value-type="string">
            <text:p><text:s/>$_POST[layerpointerbs]= _ <text:s/>$_POST[Dx]=0 _ <text:s/>$_POST[Dy]=0 _ <text:s/>$_POST[Dbt]=1 _ <text:s/>$_POST[324120]=dd _ <text:s/>$_POST[Btc324120]=#000000 _ <text:s/>$_POST[61288]=true _ <text:s/>$_POST[Btc61288]=#000000 _ <text:s/>$_POST[87541]=M Coussin _ <text:s/>$_POST[Btc87541]=#ff8000 _ <text:s/>$_POST[97205]=BRETZEL ANDCO _ <text:s/>$_POST[Btc97205]=#ff8000 _ <text:s/>$_POST[166634]=World wilde co _ <text:s/>$_POST[Btc166634]=#ff8000 _ <text:s/>$_POST[184370]=Word wikd co _ <text:s/>$_POST[Btc184370]=#000000 _ <text:s/>$_POST[Btc218215]=#000000 _ <text:s/>$_POST[Btc216626]=#000000 _ <text:s/>$_POST[119954]=Erenis _ <text:s/>$_POST[Btc119954]=#ff5100 _ <text:s/>$_POST[232013]=Lyon _ <text:s/>$_POST[Btc232013]=#000000 _ <text:s/>$_POST[231320]=69001 _ <text:s/>$_POST[Btc231320]=#000000 _ <text:s/>$_POST[183579]= _ <text:s/>$_POST[Btc183579]=#ff5100 _ <text:s/>$_POST[199645]=Ll _ <text:s/>$_POST[Btc199645]=#000000 _ <text:s/>$_POST[232032]= _ <text:s/>$_POST[Btc232032]=#000000 _ <text:s/>$_POST[247757]=Ll _ <text:s/>$_POST[Btc247757]=#000000 _ <text:s/>$_POST[263669]=Ll _ <text:s/>$_POST[Btc263669]=#000000 _ <text:s/>$_POST[216028]= _ <text:s/>$_POST[Btc216028]=#000000 _ <text:s/>$_POST[280189]= _ <text:s/>$_POST[Btc280189]=#000000 _ <text:s/>$_POST[296107]= _ <text:s/>$_POST[Btc296107]=#000000 _ <text:s/>$_POST[311791]= _ <text:s/>$_POST[Btc311791]=#000000 _ <text:s/>$_POST[327934]= _ <text:s/>$_POST[Btc327934]=#000000 _ <text:s/>$_POST[312030]= _ <text:s/>$_POST[Btc312030]=#000000 _ <text:s/>$_POST[362584]= _ <text:s/>$_POST[Btc362584]=#000000 _ <text:s/>$_POST[370814]= _ <text:s/>$_POST[Btc370814]=#000000 _ <text:s/>$_POST[387843]= _ <text:s/>$_POST[Btc387843]=#000000 _ <text:s/>$_POST[396463]= _ <text:s/>$_POST[Btc396463]=#000000 _ <text:s/>$_POST[379873]= _ <text:s/>$_POST[Btc379873]=#000000 _ <text:s/>$_POST[405653]= _ <text:s/>$_POST[Btc405653]=#000000 _ <text:s/>$_POST[404912]= _ <text:s/>$_POST[Btc404912]=#000000 _ <text:s/>$_POST[413207]= _ <text:s/>$_POST[Btc413207]=#000000 _ <text:s/>$_POST[499399]= _ <text:s/>$_POST[Btc499399]=#000000 _ <text:s/>$_POST[499042]= _ <text:s/>$_POST[Btc499042]=#000000 _ <text:s/>$_POST[Btc483994]=#000000 _ <text:s/>$_POST[Btc496173]=#000000 _ <text:s/>$_POST[Btc508564]=#000000 _ <text:s/>$_POST[Btc520112]=#000000 _ <text:s/>$_POST[510267]= _ <text:s/>$_POST[Btc510267]=#000000 _ <text:s/>$_POST[41784]=TMd _ <text:s/>$_POST[Btc41784]=#b3b3b3 _ <text:s/>$_POST[101865]=Super sonic _ <text:s/>$_POST[Btc101865]=#00ff00 _ <text:s/>$_POST[85960]= _ <text:s/>$_POST[Btc85960]=#000000 _ <text:s/>$_POST[114971]= _ <text:s/>$_POST[Btc114971]=#000000 _ <text:s/>$_POST[127585]= _ <text:s/>$_POST[Btc127585]=#000000 _ <text:s/>$_POST[x]=x _ <text:s/>$_POST[y]=y _ <text:s/>$_POST[elemType]=Text _ <text:s/>$_POST[elemFont]=Courier _ <text:s/>$_POST[PT]=10 _ <text:s/>$_POST[Color]=#000000 _ <text:s/>$_POST[sizeDoc]=19 _ <text:s/>$_POST[Btpen]= _</text:p>
          </table:table-cell>
        </table:table-row>
      </table:table>
      <table:database-ranges>
        <table:database-range table:target-range-address="Feuille1.A1:Feuille1.D132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3">13/03/2023</text:date>, <text:time>02:5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3-13T02:58:39.10</dc:date>
    <meta:document-statistic meta:table-count="1" meta:cell-count="2036" meta:object-count="0"/>
    <meta:generator>OpenOffice/4.1.14$Win32 OpenOffice.org_project/4114m1$Build-9811</meta:generator>
  </office:meta>
</office:document-meta>
</file>